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image/png" manifest:full-path="Pictures/1000020100000248000001C879850C9A.png"/>
  <manifest:file-entry manifest:media-type="image/png" manifest:full-path="Pictures/1000020100000257000001D53A0A2AD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helpescape" style:family="table">
      <style:table-properties style:width="4.7083in" fo:margin-left="1.125in" fo:margin-right="1.4167in" table:align="margins" style:writing-mode="lr-tb"/>
    </style:style>
    <style:style style:name="helpescape.A" style:family="table-column">
      <style:table-column-properties style:column-width="1.4271in" style:rel-column-width="19863*"/>
    </style:style>
    <style:style style:name="helpescape.B" style:family="table-column">
      <style:table-column-properties style:column-width="3.2813in" style:rel-column-width="45672*"/>
    </style:style>
    <style:style style:name="helpescape.A1" style:family="table-cell">
      <style:table-cell-properties fo:padding="0.0382in" fo:border-left="0.0007in solid #000000" fo:border-right="none" fo:border-top="0.0007in solid #000000" fo:border-bottom="0.0007in solid #000000"/>
    </style:style>
    <style:style style:name="helpescape.B1" style:family="table-cell">
      <style:table-cell-properties fo:padding="0.0382in" fo:border="0.0007in solid #000000"/>
    </style:style>
    <style:style style:name="helpescape.A2" style:family="table-cell">
      <style:table-cell-properties fo:padding="0.0382in" fo:border-left="0.0007in solid #000000" fo:border-right="none" fo:border-top="none" fo:border-bottom="0.0007in solid #000000"/>
    </style:style>
    <style:style style:name="helpescape.B2" style:family="table-cell">
      <style:table-cell-properties fo:padding="0.0382in" fo:border-left="0.0007in solid #000000" fo:border-right="0.0007in solid #000000" fo:border-top="none" fo:border-bottom="0.0007in solid #000000"/>
    </style:style>
    <style:style style:name="subhelp" style:family="table">
      <style:table-properties style:width="5.5313in" fo:margin-left="0.875in" fo:margin-right="0.8438in" table:align="margins" style:writing-mode="lr-tb"/>
    </style:style>
    <style:style style:name="subhelp.A" style:family="table-column">
      <style:table-column-properties style:column-width="2.3125in" style:rel-column-width="27398*"/>
    </style:style>
    <style:style style:name="subhelp.B" style:family="table-column">
      <style:table-column-properties style:column-width="3.2188in" style:rel-column-width="38137*"/>
    </style:style>
    <style:style style:name="subhelp.A1" style:family="table-cell">
      <style:table-cell-properties fo:padding="0.0382in" fo:border-left="0.0007in solid #000000" fo:border-right="none" fo:border-top="0.0007in solid #000000" fo:border-bottom="0.0007in solid #000000"/>
    </style:style>
    <style:style style:name="subhelp.B1" style:family="table-cell">
      <style:table-cell-properties fo:padding="0.0382in" fo:border="0.0007in solid #000000"/>
    </style:style>
    <style:style style:name="subhelp.A2" style:family="table-cell">
      <style:table-cell-properties fo:padding="0.0382in" fo:border-left="0.0007in solid #000000" fo:border-right="none" fo:border-top="none" fo:border-bottom="0.0007in solid #000000"/>
    </style:style>
    <style:style style:name="subhelp.B2" style:family="table-cell">
      <style:table-cell-properties fo:padding="0.0382in" fo:border-left="0.0007in solid #000000" fo:border-right="0.0007in solid #000000" fo:border-top="none" fo:border-bottom="0.0007in solid #000000"/>
    </style:style>
    <style:style style:name="helpmodes" style:family="table">
      <style:table-properties style:width="5.5729in" fo:margin-left="0.8438in" fo:margin-right="0.8333in" table:align="margins" style:writing-mode="lr-tb"/>
    </style:style>
    <style:style style:name="helpmodes.A" style:family="table-column">
      <style:table-column-properties style:column-width="2.3542in" style:rel-column-width="27683*"/>
    </style:style>
    <style:style style:name="helpmodes.B" style:family="table-column">
      <style:table-column-properties style:column-width="3.2188in" style:rel-column-width="37852*"/>
    </style:style>
    <style:style style:name="helpmodes.A1" style:family="table-cell">
      <style:table-cell-properties fo:padding="0.0382in" fo:border-left="0.0007in solid #000000" fo:border-right="none" fo:border-top="0.0007in solid #000000" fo:border-bottom="0.0007in solid #000000"/>
    </style:style>
    <style:style style:name="helpmodes.B1" style:family="table-cell">
      <style:table-cell-properties fo:padding="0.0382in" fo:border="0.0007in solid #000000"/>
    </style:style>
    <style:style style:name="helpmodes.A2" style:family="table-cell">
      <style:table-cell-properties fo:padding="0.0382in" fo:border-left="0.0007in solid #000000" fo:border-right="none" fo:border-top="none" fo:border-bottom="0.0007in solid #000000"/>
    </style:style>
    <style:style style:name="helpmodes.B2" style:family="table-cell">
      <style:table-cell-properties fo:padding="0.0382in" fo:border-left="0.0007in solid #000000" fo:border-right="0.0007in solid #000000" fo:border-top="none" fo:border-bottom="0.0007in solid #000000"/>
    </style:style>
    <style:style style:name="helpexamples" style:family="table">
      <style:table-properties style:width="5.5938in" fo:margin-left="0.8438in" fo:margin-right="0.8125in" table:align="margins" style:writing-mode="lr-tb"/>
    </style:style>
    <style:style style:name="helpexamples.A" style:family="table-column">
      <style:table-column-properties style:column-width="2.3542in" style:rel-column-width="27580*"/>
    </style:style>
    <style:style style:name="helpexamples.B" style:family="table-column">
      <style:table-column-properties style:column-width="3.2396in" style:rel-column-width="37955*"/>
    </style:style>
    <style:style style:name="helpexamples.A1" style:family="table-cell">
      <style:table-cell-properties fo:padding="0.0382in" fo:border-left="0.0007in solid #000000" fo:border-right="none" fo:border-top="0.0007in solid #000000" fo:border-bottom="0.0007in solid #000000"/>
    </style:style>
    <style:style style:name="helpexamples.B1" style:family="table-cell">
      <style:table-cell-properties fo:padding="0.0382in" fo:border="0.0007in solid #000000"/>
    </style:style>
    <style:style style:name="helpexamples.A2" style:family="table-cell">
      <style:table-cell-properties fo:padding="0.0382in" fo:border-left="0.0007in solid #000000" fo:border-right="none" fo:border-top="none" fo:border-bottom="0.0007in solid #000000"/>
    </style:style>
    <style:style style:name="helpexamples.B2" style:family="table-cell">
      <style:table-cell-properties fo:padding="0.0382in" fo:border-left="0.0007in solid #000000" fo:border-right="0.0007in solid #000000" fo:border-top="none" fo:border-bottom="0.0007in solid #000000"/>
    </style:style>
    <style:style style:name="Table1" style:family="table">
      <style:table-properties style:width="6.1458in" fo:margin-left="0.5313in" fo:margin-right="0.5729in" table:align="margins" style:writing-mode="lr-tb"/>
    </style:style>
    <style:style style:name="Table1.A" style:family="table-column">
      <style:table-column-properties style:column-width="1.3333in" style:rel-column-width="14217*"/>
    </style:style>
    <style:style style:name="Table1.B" style:family="table-column">
      <style:table-column-properties style:column-width="2.5729in" style:rel-column-width="27435*"/>
    </style:style>
    <style:style style:name="Table1.C" style:family="table-column">
      <style:table-column-properties style:column-width="2.2396in" style:rel-column-width="23883*"/>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customretrieval" style:family="table">
      <style:table-properties style:width="5.6979in" fo:margin-left="0.7188in" fo:margin-right="0.8333in" table:align="margins" style:writing-mode="lr-tb"/>
    </style:style>
    <style:style style:name="customretrieval.A" style:family="table-column">
      <style:table-column-properties style:column-width="2.1979in" style:rel-column-width="25279*"/>
    </style:style>
    <style:style style:name="customretrieval.B" style:family="table-column">
      <style:table-column-properties style:column-width="3.5in" style:rel-column-width="40256*"/>
    </style:style>
    <style:style style:name="customretrieval.A1" style:family="table-cell">
      <style:table-cell-properties fo:padding="0.0382in" fo:border-left="0.0007in solid #000000" fo:border-right="none" fo:border-top="0.0007in solid #000000" fo:border-bottom="0.0007in solid #000000"/>
    </style:style>
    <style:style style:name="customretrieval.B1" style:family="table-cell">
      <style:table-cell-properties fo:padding="0.0382in" fo:border="0.0007in solid #000000"/>
    </style:style>
    <style:style style:name="customretrieval.A2" style:family="table-cell">
      <style:table-cell-properties fo:padding="0.0382in" fo:border-left="0.0007in solid #000000" fo:border-right="none" fo:border-top="none" fo:border-bottom="0.0007in solid #000000"/>
    </style:style>
    <style:style style:name="customretrieval.B2" style:family="table-cell">
      <style:table-cell-properties fo:padding="0.0382in" fo:border-left="0.0007in solid #000000" fo:border-right="0.0007in solid #000000" fo:border-top="none" fo:border-bottom="0.0007in solid #000000"/>
    </style:style>
    <style:style style:name="yangclieditops" style:family="table">
      <style:table-properties style:width="5.6354in" fo:margin-left="0.75in" fo:margin-right="0.8646in" table:align="margins" style:writing-mode="lr-tb"/>
    </style:style>
    <style:style style:name="yangclieditops.A" style:family="table-column">
      <style:table-column-properties style:column-width="2.0313in" style:rel-column-width="23621*"/>
    </style:style>
    <style:style style:name="yangclieditops.B" style:family="table-column">
      <style:table-column-properties style:column-width="3.6042in" style:rel-column-width="41914*"/>
    </style:style>
    <style:style style:name="yangclieditops.A1" style:family="table-cell">
      <style:table-cell-properties fo:padding="0.0382in" fo:border-left="0.0007in solid #000000" fo:border-right="none" fo:border-top="0.0007in solid #000000" fo:border-bottom="0.0007in solid #000000"/>
    </style:style>
    <style:style style:name="yangclieditops.B1" style:family="table-cell">
      <style:table-cell-properties fo:padding="0.0382in" fo:border="0.0007in solid #000000"/>
    </style:style>
    <style:style style:name="yangclieditops.A2" style:family="table-cell">
      <style:table-cell-properties fo:padding="0.0382in" fo:border-left="0.0007in solid #000000" fo:border-right="none" fo:border-top="none" fo:border-bottom="0.0007in solid #000000"/>
    </style:style>
    <style:style style:name="yangclieditops.B2" style:family="table-cell">
      <style:table-cell-properties fo:padding="0.0382in" fo:border-left="0.0007in solid #000000" fo:border-right="0.0007in solid #000000" fo:border-top="none" fo:border-bottom="0.0007in solid #000000"/>
    </style:style>
    <style:style style:name="escapecommands" style:family="table">
      <style:table-properties style:width="5.0208in" fo:margin-left="0.9792in" fo:margin-right="1.25in" table:align="margins" style:writing-mode="lr-tb"/>
    </style:style>
    <style:style style:name="escapecommands.A" style:family="table-column">
      <style:table-column-properties style:column-width="1.3646in" style:rel-column-width="1965*"/>
    </style:style>
    <style:style style:name="escapecommands.B" style:family="table-column">
      <style:table-column-properties style:column-width="3.6563in" style:rel-column-width="5265*"/>
    </style:style>
    <style:style style:name="escapecommands.A1" style:family="table-cell">
      <style:table-cell-properties fo:padding="0.0382in" fo:border-left="0.0007in solid #000000" fo:border-right="none" fo:border-top="0.0007in solid #000000" fo:border-bottom="0.0007in solid #000000"/>
    </style:style>
    <style:style style:name="escapecommands.B1" style:family="table-cell">
      <style:table-cell-properties fo:padding="0.0382in" fo:border="0.0007in solid #000000"/>
    </style:style>
    <style:style style:name="escapecommands.A2" style:family="table-cell">
      <style:table-cell-properties fo:padding="0.0382in" fo:border-left="0.0007in solid #000000" fo:border-right="none" fo:border-top="none" fo:border-bottom="0.0007in solid #000000"/>
    </style:style>
    <style:style style:name="escapecommand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able_20_Contents">
      <style:text-properties fo:font-weight="bold" style:font-weight-asian="bold" style:font-weight-complex="bold"/>
    </style:style>
    <style:style style:name="P5" style:family="paragraph" style:parent-style-name="Standard">
      <style:paragraph-properties fo:text-align="center" style:justify-single-word="false" style:vertical-align="middle"/>
    </style:style>
    <style:style style:name="P6" style:family="paragraph" style:parent-style-name="Standard">
      <style:paragraph-properties fo:text-align="center" style:justify-single-word="false" style:vertical-align="middle"/>
      <style:text-properties fo:font-size="18pt" style:font-size-asian="15.75pt" style:font-size-complex="18pt"/>
    </style:style>
    <style:style style:name="P7" style:family="paragraph" style:parent-style-name="Standard">
      <style:paragraph-properties fo:text-align="center" style:justify-single-word="false" style:vertical-align="middle"/>
      <style:text-properties fo:font-size="16pt" style:font-size-asian="14pt" style:font-size-complex="16pt"/>
    </style:style>
    <style:style style:name="P8" style:family="paragraph" style:parent-style-name="Contents_20_3">
      <style:paragraph-properties>
        <style:tab-stops>
          <style:tab-stop style:position="6.9165in" style:type="right" style:leader-style="dotted" style:leader-text="."/>
        </style:tab-stops>
      </style:paragraph-properties>
    </style:style>
    <style:style style:name="P9" style:family="paragraph" style:parent-style-name="Contents_20_2">
      <style:paragraph-properties>
        <style:tab-stops>
          <style:tab-stop style:position="7.0835in" style:type="right" style:leader-style="dotted" style:leader-text="."/>
        </style:tab-stops>
      </style:paragraph-properties>
    </style:style>
    <style:style style:name="P10" style:family="paragraph" style:parent-style-name="Table_20_of_20_Contents_20_Page_20_Title" style:master-page-name="Standard">
      <style:paragraph-properties style:page-number="1" fo:break-before="auto" fo:break-after="auto" style:shadow="none"/>
    </style:style>
    <style:style style:name="P11" style:family="paragraph" style:parent-style-name="Contents_20_1">
      <style:paragraph-properties>
        <style:tab-stops>
          <style:tab-stop style:position="7.25in"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Example">
      <style:text-properties fo:font-weight="normal" style:font-weight-asian="normal" style:font-weight-complex="normal"/>
    </style:style>
    <style:style style:name="P14" style:family="paragraph" style:parent-style-name="Text_20_body" style:list-style-name="L1"/>
    <style:style style:name="P15" style:family="paragraph" style:parent-style-name="Text_20_body" style:list-style-name="L1">
      <style:text-properties fo:font-weight="bold" style:font-weight-asian="bold" style:font-weight-complex="bold"/>
    </style:style>
    <style:style style:name="P16" style:family="paragraph" style:parent-style-name="Text_20_body">
      <style:text-properties fo:font-weight="normal" style:font-weight-asian="normal" style:font-weight-complex="normal"/>
    </style:style>
    <style:style style:name="P17" style:family="paragraph" style:parent-style-name="Text_20_body" style:list-style-name="L1">
      <style:text-properties fo:font-weight="normal" style:font-weight-asian="normal" style:font-weight-complex="normal"/>
    </style:style>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20"/>
    <style:style style:name="P37" style:family="paragraph" style:parent-style-name="Title_20_Page_20_Title" style:master-page-name="First_20_Page">
      <style:paragraph-properties fo:text-align="center" style:justify-single-word="false" style:page-number="auto" style:vertical-align="middl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Yuma Tools<text:span text:style-name="T3">®</text:span> Quickstart Guide</text:p>
      <text:p text:style-name="P5"/>
      <text:p text:style-name="P6"/>
      <text:p text:style-name="P6"/>
      <text:p text:style-name="P6"/>
      <text:p text:style-name="P7">YANG-Based Unified Modular Automation Tools</text:p>
      <text:p text:style-name="P10">Table Of Contents</text:p>
      <text:table-of-content text:style-name="Sect1" text:protected="true" text:name="Table of Contents1">
        <text:table-of-content-source text:outline-level="10">
          <text:index-title-template text:style-name="Contents_20_Heading">Yuma Tools Quickstart Guid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Quickstart Guide</text:p>
          </text:index-title>
          <text:p text:style-name="P11">1 Preface<text:tab/>3</text:p>
          <text:p text:style-name="P9">1.1 Legal Statements<text:tab/>3</text:p>
          <text:p text:style-name="P9">1.2 Restricted Rights Legend<text:tab/>3</text:p>
          <text:p text:style-name="P9">1.3 Additional Resources<text:tab/>3</text:p>
          <text:p text:style-name="P8">1.3.1 WEB Sites<text:tab/>3</text:p>
          <text:p text:style-name="P8">1.3.2 Mailing Lists<text:tab/>4</text:p>
          <text:p text:style-name="P9">1.4 Conventions Used in this Document<text:tab/>4</text:p>
          <text:p text:style-name="P11">2 Introduction<text:tab/>5</text:p>
          <text:p text:style-name="P9">2.1 Intended Audience<text:tab/>5</text:p>
          <text:p text:style-name="P9">2.2 What is NETCONF and YANG?<text:tab/>5</text:p>
          <text:p text:style-name="P9">2.3 How Does an Operator Use NETCONF and YANG?<text:tab/>6</text:p>
          <text:p text:style-name="P9">2.4 How Does a Developer Use NETCONF and YANG?<text:tab/>6</text:p>
          <text:p text:style-name="P11">3 Getting Started with toaster.yang<text:tab/>7</text:p>
          <text:p text:style-name="P9">3.1 What is libtoaster?<text:tab/>7</text:p>
          <text:p text:style-name="P9">3.2 Start the netconfd server<text:tab/>7</text:p>
          <text:p text:style-name="P8">3.2.1 Configuration Defaults<text:tab/>8</text:p>
          <text:p text:style-name="P8">3.2.2 SSH Server<text:tab/>8</text:p>
          <text:p text:style-name="P8">3.2.3 NETCONF Server<text:tab/>8</text:p>
          <text:p text:style-name="P9">3.3 Start the yangcli client<text:tab/>9</text:p>
          <text:p text:style-name="P8">3.3.1 Configuration Defaults<text:tab/>9</text:p>
          <text:p text:style-name="P8">3.3.2 Run yangcli<text:tab/>9</text:p>
          <text:p text:style-name="P8">3.3.3 Startup Screen<text:tab/>10</text:p>
          <text:p text:style-name="P8">3.3.4 Command Line Editing<text:tab/>10</text:p>
          <text:p text:style-name="P8">3.3.5 Escape Commands<text:tab/>10</text:p>
          <text:p text:style-name="P9">3.4 Getting Context Sensitive Help<text:tab/>10</text:p>
          <text:p text:style-name="P8">3.4.1 Tab Key for Command Completion<text:tab/>11</text:p>
          <text:p text:style-name="P8">3.4.2 The '?' and '??' Escape Sequences<text:tab/>11</text:p>
          <text:p text:style-name="P8">3.4.3 The 'help' Command<text:tab/>12</text:p>
          <text:p text:style-name="P9">3.5 Start a NETCONF session<text:tab/>12</text:p>
          <text:p text:style-name="P8">3.5.1 The connect Command<text:tab/>13</text:p>
          <text:p text:style-name="P8">3.5.2 Fixing Connection Problems<text:tab/>13</text:p>
          <text:p text:style-name="P9">3.6 Enable Notification Delivery<text:tab/>13</text:p>
          <text:p text:style-name="P9">3.7 Load the Toaster Module<text:tab/>14</text:p>
          <text:p text:style-name="P9">3.8 Enable the Toaster<text:tab/>15</text:p>
          <text:p text:style-name="P8">3.8.1 Lock the Databases<text:tab/>15</text:p>
          <text:p text:style-name="P8">3.8.2 Create the toaster Container<text:tab/>16</text:p>
          <text:p text:style-name="P8">3.8.3 Save the Database Changes<text:tab/>16</text:p>
          <text:p text:style-name="P8">3.8.4 Unlock the Databases<text:tab/>17</text:p>
          <text:p text:style-name="P9">3.9 Get the Toaster State Information<text:tab/>17</text:p>
          <text:p text:style-name="P9">3.10 Start Making Toast<text:tab/>18</text:p>
          <text:p text:style-name="P9">3.11 Stop Making Toast<text:tab/>18</text:p>
          <text:p text:style-name="P9">3.12 Close the NETCONF Session<text:tab/>19</text:p>
          <text:p text:style-name="P11">4 Advanced Topics<text:tab/>20</text:p>
          <text:p text:style-name="P9">4.1 Data Retrieval<text:tab/>20</text:p>
          <text:p text:style-name="P8"><text:soft-page-break/>4.1.1 Basic NETCONF Retrieval Operations<text:tab/>20</text:p>
          <text:p text:style-name="P8">4.1.2 Default Value Filtering<text:tab/>21</text:p>
          <text:p text:style-name="P8">4.1.3 Special Retrieval Operations<text:tab/>21</text:p>
          <text:p text:style-name="P9">4.2 Notifications<text:tab/>22</text:p>
          <text:p text:style-name="P8">4.2.1 Notification Contents<text:tab/>22</text:p>
          <text:p text:style-name="P8">4.2.2 Notification Replay<text:tab/>23</text:p>
          <text:p text:style-name="P8">4.2.3 The interleave capability<text:tab/>24</text:p>
          <text:p text:style-name="P9">4.3 Database Editing<text:tab/>25</text:p>
          <text:p text:style-name="P8">4.3.1 The Target Database<text:tab/>25</text:p>
          <text:p text:style-name="P8">4.3.2 Database Locking<text:tab/>25</text:p>
          <text:p text:style-name="P8">4.3.3 Non-Volatile Storage<text:tab/>26</text:p>
          <text:p text:style-name="P8">4.3.4 Editing Commands<text:tab/>26</text:p>
          <text:p text:style-name="P9">4.4 Access Control<text:tab/>27</text:p>
          <text:p text:style-name="P9">4.5 Variables<text:tab/>27</text:p>
          <text:p text:style-name="P9">4.6 Scripts<text:tab/>29</text:p>
          <text:p text:style-name="P11">5 toaster.yang<text:tab/>30</text:p>
        </text:index-body>
      </text:table-of-content>
      <text:p text:style-name="P3"/>
      <text:h text:style-name="P12" text:outline-level="1"><text:s/>Preface</text:h>
      <text:h text:style-name="Heading_20_2" text:outline-level="2"><text:s/><text:bookmark-start text:name="RH_PD_TOC_BK"/>Legal Statements</text:h>
      <text:p text:style-name="Text_20_body">Copyright 2009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User Manual</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612045512" text:style-name="L1">
        <text:list-item>
          <text:p text:style-name="P15">Netconf Central</text:p>
          <text:list>
            <text:list-item>
              <text:p text:style-name="P14"><text:a xlink:type="simple" xlink:href="http://www.netconfcentral.org/">http://www.netconfcentral.org</text:a></text:p>
            </text:list-item>
            <text:list-item>
              <text:p text:style-name="P14">Free information on NETCONF and YANG, tutorials, on-line YANG module validation and documentation database </text:p>
            </text:list-item>
          </text:list>
        </text:list-item>
        <text:list-item>
          <text:p text:style-name="P15">Yang Central</text:p>
          <text:list>
            <text:list-item>
              <text:p text:style-name="P14"><text:a xlink:type="simple" xlink:href="http://www.yang-central.org/">http://www.yang-central.org</text:a></text:p>
            </text:list-item>
            <text:list-item>
              <text:p text:style-name="P14">Free information and tutorials on YANG, free YANG tools for download</text:p>
            </text:list-item>
          </text:list>
        </text:list-item>
        <text:list-item>
          <text:p text:style-name="P15">NETCONF Working Group Wiki Page</text:p>
          <text:list>
            <text:list-item>
              <text:p text:style-name="P17"><text:soft-page-break/><text:a xlink:type="simple" xlink:href="http://trac.tools.ietf.org/wg/netconf/trac/wiki">http://trac.tools.ietf.org/wg/netconf/trac/wiki</text:a></text:p>
            </text:list-item>
            <text:list-item>
              <text:p text:style-name="P17">Free information on NETCONF standardization activities and NETCONF implementations</text:p>
            </text:list-item>
          </text:list>
        </text:list-item>
        <text:list-item>
          <text:p text:style-name="P15">NETCONF WG Status Page</text:p>
          <text:list>
            <text:list-item>
              <text:p text:style-name="P17">http://tools.ietf.org/wg/netconf/</text:p>
            </text:list-item>
            <text:list-item>
              <text:p text:style-name="P17">IETF Internet draft status for NETCONF documents</text:p>
            </text:list-item>
          </text:list>
        </text:list-item>
        <text:list-item>
          <text:p text:style-name="P15">libsmi Home Page</text:p>
          <text:list>
            <text:list-item>
              <text:p text:style-name="P17"><text:a xlink:type="simple" xlink:href="http://www.ibr.cs.tu-bs.de/projects/libsmi/">http://www.ibr.cs.tu-bs.de/projects/libsmi/</text:a></text:p>
            </text:list-item>
            <text:list-item>
              <text:p text:style-name="P17">Free tools such as smidump, to convert SMIv2 to YANG</text:p>
            </text:list-item>
          </text:list>
        </text:list-item>
      </text:list>
      <text:h text:style-name="Heading_20_3" text:outline-level="3"><text:s/>Mailing Lists</text:h>
      <text:list xml:id="list296373901" text:style-name="L2">
        <text:list-item>
          <text:p text:style-name="P18"><text:span text:style-name="Internet_20_link"><text:span text:style-name="T1">NETCONF Working Group</text:span></text:span></text:p>
          <text:list>
            <text:list-item>
              <text:p text:style-name="P18"><text:span text:style-name="Internet_20_link">http://www.ietf.org/html.charters/netconf-charter.html</text:span></text:p>
            </text:list-item>
            <text:list-item>
              <text:p text:style-name="P18"><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8"><text:span text:style-name="Internet_20_link"><text:span text:style-name="T1">NETMOD Working Group</text:span></text:span></text:p>
          <text:list>
            <text:list-item>
              <text:p text:style-name="P18"><text:a xlink:type="simple" xlink:href="http://www.ietf.org/html.charters/netmod-charter.html"><text:span text:style-name="Internet_20_link">http://www.ietf.org/html.charters/netmod-charter.html</text:span></text:a></text:p>
            </text:list-item>
            <text:list-item>
              <text:p text:style-name="P18"><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12" text:outline-level="1"><text:s/>Introduction</text:h>
      <text:p text:style-name="Text_20_body"><draw:frame draw:style-name="fr1" draw:name="graphics3" text:anchor-type="paragraph" svg:width="6.4811in" svg:height="4.9925in" draw:z-index="0"><draw:image xlink:href="Pictures/10000000000003C0000002D0C05663F7.png" xlink:type="simple" xlink:show="embed" xlink:actuate="onLoad"/></draw:frame></text:p>
      <text:p text:style-name="Text_20_body">Refer to section 3 of the Yuma User Manual for a complete introduction to Yuma Tools.</text:p>
      <text:p text:style-name="Text_20_body">This section focuses on the client and server tools within the Yuma Tools programs.</text:p>
      <text:h text:style-name="Heading_20_2" text:outline-level="2"><text:s/>Intended Audience</text:h>
      <text:p text:style-name="Text_20_body">This document is intended for users of the Yuma Tools NETCONF client and server programs. <text:s/>It covers the basic usage of the <text:span text:style-name="T1">yangcli</text:span> client application and the <text:span text:style-name="T1">netconfd</text:span> server.</text:p>
      <text:h text:style-name="Heading_20_2" text:outline-level="2"><text:s/>What is NETCONF and YANG?</text:h>
      <text:p text:style-name="Text_20_body">The Yuma Tools suite provides automated support for development and usage of network management information. <text:s/>Information is exchanged in XML encoding within a session between a client and a server.</text:p>
      <text:p text:style-name="Text_20_body">The IETF "Network Configuration Protocol" (NETCONF) is used to provide the management sessions, operations, and database framework available on the server. <text:s/>The operations, notifications, and the database contents supported by a particular NETCONF server are extensible, and defined with a modular and easy-to-learn language called YANG. <text:s/>The database is used to contain YANG data <text:soft-page-break/>structures which represent the configuration of the device containing the NETCONF server. <text:s/>This configuration can be saved in non-volatile storage so the configuration can be restored upon reboot.</text:p>
      <text:p text:style-name="Text_20_body">The IETF "YANG Data Modeling Language" is used to define the syntax and semantics of the NETCONF operations, notification events, and database content. <text:s/>Machine and human readable semantics and constraints are used by YANG tools (including Yuma Tools) to automate behavior within the NETCONF protocol for clients and servers.</text:p>
      <text:p text:style-name="Text_20_body">For people familiar with SNMP and SMIv2, NETCONF is like an XML-based, high-level version of SNMP, and a YANG module is like a MIB module, except MIB tables can be nested and much more complex than in SMIv2. <text:s/>Instead of Enterprise IDs and OBJECT-IDENTIFIERs, YANG uses XML namespaces and XPath path expressions to identify module ownership and contents within the protocol PDUs.</text:p>
      <text:h text:style-name="Heading_20_2" text:outline-level="2"><text:s/><text:bookmark-end text:name="RH_PD_TOC_BK"/>How Does an Operator Use NETCONF and YANG?</text:h>
      <text:p text:style-name="Text_20_body">An operator uses a NETCONF session almost like it was a CLI session, except there are structured, schema-defined requests and responses, encoded in XML. <text:s/>YANG modules are like MIB modules for CLI content. <text:s/>Instead of ad-hoc unstructured documentation like CLI, NETCONF uses a data definition language to define management modules. <text:s/>The actual modules that a server supports will vary, just like MIB (SMIv2) modules.</text:p>
      <text:p text:style-name="Text_20_body">The NETCONF protocol is available for many different transports. <text:s/>The most popular is the SSH2 protocol. <text:s/>The 'netconf' subsystem is used (on TCP port 830) to start a special SSH session with the NETCONF server.</text:p>
      <text:p text:style-name="Text_20_body">Using NETCONF over SSH is just like using CLI over SSH to manage a networking device, except the messages are exchanged in XML, not plain-text. <text:s/>SSH user names and passwords are used for session authentication and authorization.</text:p>
      <text:p text:style-name="Text_20_body">NETCONF is designed to provide a programmatic interface, so it is usually used with a management application, instead of a direct (raw) SSH terminal application. <text:s/>The <text:span text:style-name="T1">yangcli</text:span> program within Yuma Tools is a YANG-driven NETCONF client application that supports scripts, XPath, and many automated features to simplify management of NETCONF servers.</text:p>
      <text:p text:style-name="Text_20_body">Once a session is started, similar to a CLI session, the operator issues commands (NETCONF operations) to the server, and the server performs each requested operation in order, and returns a status message and/or some data to the client. <text:s/>Notifications can also be received, if the session has requested them with the &lt;create-subscription&gt; operation.</text:p>
      <text:p text:style-name="Text_20_body">When a NETCONF session starts, a &lt;hello&gt; message is sent by the server that has all the NETCONF capabilities and YANG modules supported by the server. <text:s/>Capabilities are optional protocol mechanisms, beyond those defined in the base protocol (RFC 4741). <text:s text:c="2"/>The client application knows what operations, notification events, and database contents are supported on the server, based on the information in the &lt;hello&gt; message.</text:p>
      <text:p text:style-name="Text_20_body">NETCONF has a set of basic database (CRUD) operations for managing the configuration database. <text:s/>In addition, any YANG module can define new protocol operations <text:s/>and notification events.</text:p>
      <text:h text:style-name="Heading_20_2" text:outline-level="2"><text:s/>How Does a Developer Use NETCONF and YANG?</text:h>
      <text:p text:style-name="Text_20_body">A NETCONF server developer decides what modules need to be supported by the NETCONF server, and implements the device instrumentation code for those modules.</text:p>
      <text:p text:style-name="Text_20_body">Much of the NETCONF protocol related code is handled by the NETCONF stack, based on the YANG module contents. <text:s/>Therefore, the most important task for a developer is designing a good YANG module.</text:p>
      <text:p text:style-name="Text_20_body">After the YANG module is written, the yangdump program is used to generate the template C code for the server instrumentation library for the YANG module. <text:s/>The device instrumentation code for the YANG <text:soft-page-break/>module is then added by the developer. <text:s/>This 'callback code' is called from the NETCONF stack when database operation requests for the object(s) in the YANG module are received by the server.</text:p>
      <text:p text:style-name="Text_20_body">Once this library is completed, the YANG module and its binary server instrumentation library (SIL) can be loaded into the NETCONF server at run-time. <text:s/>There is no need to recompile the NETCONF server, or even reboot it.</text:p>
      <text:p text:style-name="Text_20_body">Once the YANG module and its instrumentation code is completed, it needs be published, so operators and application developers can use the WEB documentation and other tools to access the information in the NETCONF server.</text:p>
      <text:p text:style-name="Text_20_body"/>
      <text:h text:style-name="Heading_20_1" text:outline-level="1"><text:s/>Getting Started with toaster.yang</text:h>
      <text:p text:style-name="Text_20_body">This section will demonstrate the basic operation of Yuma Tools to use a NETCONF session to manage a remote device with a YANG data model. <text:s/>The Yuma Tools programs and libraries must already be installed. <text:s/>Refer to the Yuma Tools Installation Guide if this has not yet been done.</text:p>
      <text:p text:style-name="Text_20_body">The <text:span text:style-name="T1">yangcli</text:span> client program and <text:span text:style-name="T1">netconfd</text:span> server program do not need to be installed on the same <text:s/>machine. <text:s/>Usually, they are not installed on the same machine. <text:s/>For simplicity, the server address 'localhost' is used in the examples below.</text:p>
      <text:p text:style-name="Text_20_body"/>
      <text:h text:style-name="Heading_20_2" text:outline-level="2"><text:s/>What is libtoaster?</text:h>
      <text:p text:style-name="Text_20_body">There is a sample server instrumentation library (SIL) included, named libtoaster. <text:s/>This is the module-specific server instrumentation code for the management data defined in toaster.yang. <text:s/>This is based on the original TOASTER-MIB by Epilogue. <text:s/>This YANG module provides simple operations to make toast, and some simple NETCONF database objects to enable and monitor the toaster.</text:p>
      <text:p text:style-name="Text_20_body">The new YANG version of the TOASTER-MIB is different is some ways:</text:p>
      <text:list xml:id="list995197975" text:style-name="L3">
        <text:list-item>
          <text:p text:style-name="P19">extensible YANG identities are use to identify the bread type, instead of a hard-wired enumerated list.</text:p>
        </text:list-item>
        <text:list-item>
          <text:p text:style-name="P19">protocol operations (&lt;make-toast&gt; and &lt;cancel-toast&gt;) are instead of an 'up/down' switch within the database. <text:s/>NETCONF databases are intended to contain persistent data structures, and 'actions' such as starting or stopping the toaster are done with new protocol operations, instead of editing the database with the standard operations.</text:p>
        </text:list-item>
        <text:list-item>
          <text:p text:style-name="P19">A simple configuration 'presence container' object is used to enable and disable the toaster service, instead of hard-wiring the toaster service availability.</text:p>
        </text:list-item>
        <text:list-item>
          <text:p text:style-name="P19">A notification is generated when the toast is done or canceled. <text:s/>This notification can be used instead of polling the toaster status object.</text:p>
        </text:list-item>
      </text:list>
      <text:p text:style-name="Text_20_body">The complete text of <text:span text:style-name="T1">toaster.yang</text:span> and TOASTER-MIB can be found at the end of this document.</text:p>
      <text:h text:style-name="Heading_20_2" text:outline-level="2"><text:s/>Start the netconfd server</text:h>
      <text:p text:style-name="Text_20_body">If the <text:span text:style-name="T1">netconfd</text:span> server is already running, then skip this section.</text:p>
      <text:p text:style-name="Text_20_body">Details for all the <text:span text:style-name="T1">netconfd</text:span> configuration parameters can be found in the Yang Tools User Manual.</text:p>
      <text:p text:style-name="Text_20_body">There is also a sample configuration file (default location):</text:p>
      <text:p text:style-name="Example"/>
      <text:p text:style-name="Example">/usr/share/yang/etc/sample-netconfd.conf</text:p>
      <text:p text:style-name="Example"><text:soft-page-break/></text:p>
      <text:p text:style-name="Text_20_body">This file contains all the default settings for the configuration parameters.</text:p>
      <text:p text:style-name="Text_20_body">To change the default settings, copy and edit this file (example commands)</text:p>
      <text:p text:style-name="Example"/>
      <text:p text:style-name="Example">sudo cp /usr/share/yang/etc/sample-netconfd.conf /etc/netconfd.conf</text:p>
      <text:p text:style-name="Example">sudo emacs /etc/netconfd.conf</text:p>
      <text:p text:style-name="Example"/>
      <text:h text:style-name="Heading_20_3" text:outline-level="3"><text:s/>Configuration Defaults</text:h>
      <text:p text:style-name="Text_20_body">To keep the example simple, the default settings will be used:</text:p>
      <text:list xml:id="list1768522637" text:style-name="L4">
        <text:list-item>
          <text:p text:style-name="P20">the server will accept sessions on TCP port 830</text:p>
        </text:list-item>
        <text:list-item>
          <text:p text:style-name="P20">the target database is &lt;candidate&gt;</text:p>
        </text:list-item>
        <text:list-item>
          <text:p text:style-name="P20">no &lt;startup&gt; database (mirrored NV-save)</text:p>
        </text:list-item>
        <text:list-item>
          <text:p text:style-name="P20">the &lt;validate&gt; operation is supported</text:p>
        </text:list-item>
        <text:list-item>
          <text:p text:style-name="P20">the access control mode is 'enforcing'</text:p>
        </text:list-item>
        <text:list-item>
          <text:p text:style-name="P20">the super user account name is 'superuser'</text:p>
        </text:list-item>
        <text:list-item>
          <text:p text:style-name="P20">the server will search startup-cfg.xml using the default search path</text:p>
        </text:list-item>
        <text:list-item>
          <text:p text:style-name="P20">the default &lt;with-defaults&gt; behavior is 'explicit'</text:p>
        </text:list-item>
        <text:list-item>
          <text:p text:style-name="P20">notification replay is enabled with a buffer size of 1000 events and a maximum message burst per session of 10 notifications</text:p>
        </text:list-item>
        <text:list-item>
          <text:p text:style-name="P20">the &lt;hello&gt; exchange timeout is 10 minutes</text:p>
        </text:list-item>
        <text:list-item>
          <text:p text:style-name="P20">the session idle timeout is 1 hour</text:p>
        </text:list-item>
        <text:list-item>
          <text:p text:style-name="P20">the default session indent amount is 3 spaces</text:p>
        </text:list-item>
        <text:list-item>
          <text:p text:style-name="P20">the default session line-size is 72 characters</text:p>
        </text:list-item>
        <text:list-item>
          <text:p text:style-name="P20">violation of strict YANG XML ordering will not cause errors</text:p>
        </text:list-item>
        <text:list-item>
          <text:p text:style-name="P20">logging level 'info' is enabled and sent to STDOUT</text:p>
        </text:list-item>
      </text:list>
      <text:h text:style-name="Heading_20_3" text:outline-level="3"><text:s/>SSH Server</text:h>
      <text:p text:style-name="Text_20_body">To start the NETCONF server, make sure that the <text:span text:style-name="T1">sshd</text:span> server is running, and the following configuration is included in <text:span text:style-name="T1">/etc/ssh/sshd_config.</text:span></text:p>
      <text:p text:style-name="P13"/>
      <text:p text:style-name="P13">Port 22</text:p>
      <text:p text:style-name="P13">Port 830</text:p>
      <text:p text:style-name="P13">Subsystem netconf /usr/local/sbin/netconf-subsystem</text:p>
      <text:p text:style-name="P13"/>
      <text:p text:style-name="Text_20_body"><text:span text:style-name="T4">The 'Subsystem' command may be different if </text:span><text:span text:style-name="T1">netconf-subsystem</text:span><text:span text:style-name="T4"> has been installed in a different location than </text:span><text:span text:style-name="T1">/usr/local/sbin</text:span><text:span text:style-name="T4">. <text:s/>The 'Port 22' command is needed to make sure the SSH server will accept SSH sessions in addition to NETCONF sessions.</text:span></text:p>
      <text:h text:style-name="Heading_20_3" text:outline-level="3"><text:span text:style-name="T4"><text:s/></text:span><text:span text:style-name="T1">NETCONF Server</text:span></text:h>
      <text:p text:style-name="Text_20_body"><text:soft-page-break/><text:span text:style-name="T4">To start the </text:span><text:span text:style-name="T1">netconfd</text:span><text:span text:style-name="T4"> server in the foreground:</text:span></text:p>
      <text:p text:style-name="P13"/>
      <text:p text:style-name="Example"><text:span text:style-name="T4">mydir&gt; </text:span><text:span text:style-name="T1">/usr/sbin/netconfd</text:span></text:p>
      <text:p text:style-name="P13">Starting netconfd... </text:p>
      <text:p text:style-name="P13">Copyright (c) 2009, Netconf Central, Inc., All Rights Reserved. </text:p>
      <text:p text:style-name="P13"/>
      <text:p text:style-name="P13">agt: Startup config loaded OK </text:p>
      <text:p text:style-name="P13"><text:s text:c="5"/>Source: /home/joeuser/data/startup-cfg.xml </text:p>
      <text:p text:style-name="P13"/>
      <text:p text:style-name="P16">This example shows that the '$HOME/data' directory in the data search path contained the startup configuration file. <text:s/>If no startup configuration is available, then the server defaults will be used instead.</text:p>
      <text:p text:style-name="Text_20_body"><text:span text:style-name="T4">To start the </text:span><text:span text:style-name="T1">netconfd</text:span><text:span text:style-name="T4"> server in the background:</text:span></text:p>
      <text:p text:style-name="P13"/>
      <text:p text:style-name="Example"><text:span text:style-name="T4">mydir&gt; </text:span><text:span text:style-name="T1">/usr/sbin/netconfd --log=~/mylog &amp;</text:span></text:p>
      <text:p text:style-name="P13">mydir&gt;</text:p>
      <text:p text:style-name="P13"/>
      <text:p text:style-name="P16">This example shows that a logfile in the user's home directory called 'mylog' will be used for all server log messages. <text:s/>The '&amp;' at the end causes the command to be run in the background.</text:p>
      <text:h text:style-name="Heading_20_2" text:outline-level="2"><text:s/>Start the yangcli client</text:h>
      <text:p text:style-name="Text_20_body">Once the NETCONF server is running, it will accept client sessions <text:s/>If running <text:span text:style-name="T1">netconfd</text:span> interactively on localhost, then start a new terminal window to continue.</text:p>
      <text:h text:style-name="Heading_20_3" text:outline-level="3"><text:s/>Configuration Defaults</text:h>
      <text:p text:style-name="Text_20_body">To keep the example simple, the default settings will be used:</text:p>
      <text:list xml:id="list993168490" text:continue-numbering="true" text:style-name="L4">
        <text:list-item>
          <text:p text:style-name="P20">the client will attempt to start sessions on TCP port 830</text:p>
        </text:list-item>
        <text:list-item>
          <text:p text:style-name="P20">the client will attempt to automatically complete partial commands</text:p>
        </text:list-item>
        <text:list-item>
          <text:p text:style-name="P20">the command line history will be automatically loaded upon startup, and saved upon exit</text:p>
        </text:list-item>
        <text:list-item>
          <text:p text:style-name="P20">the client will attempt to automatically load any YANG modules advertised in the server &lt;hello&gt; message</text:p>
        </text:list-item>
        <text:list-item>
          <text:p text:style-name="P20">the client will check before using invalid parameter values</text:p>
        </text:list-item>
        <text:list-item>
          <text:p text:style-name="P20">the plain display mode will be used, with 72 characters per line</text:p>
        </text:list-item>
        <text:list-item>
          <text:p text:style-name="P20">each nest level of displayed data will be indented 3 spaces </text:p>
        </text:list-item>
        <text:list-item>
          <text:p text:style-name="P20">the XML order of messages sent to the server will be corrected, as needed</text:p>
        </text:list-item>
        <text:list-item>
          <text:p text:style-name="P20">the logging level of 'info' is set, and log messages are sent to STDOUT</text:p>
        </text:list-item>
        <text:list-item>
          <text:p text:style-name="P20">the client will wait 30 seconds for responses</text:p>
        </text:list-item>
      </text:list>
      <text:h text:style-name="Heading_20_3" text:outline-level="3"><text:s/>Run yangcli</text:h>
      <text:p text:style-name="Text_20_body">The yangcli program should be in found in the PATH environment variable.</text:p>
      <text:p text:style-name="Example"/>
      <text:p text:style-name="Example"><text:soft-page-break/>mydir&gt; yangcli</text:p>
      <text:p text:style-name="Example"/>
      <text:p text:style-name="Text_20_body">If the yangcli program is not found, then try the full path:</text:p>
      <text:p text:style-name="Example"/>
      <text:p text:style-name="Example">mydir&gt; /usr/bin/yangcli</text:p>
      <text:p text:style-name="Example"/>
      <text:h text:style-name="Heading_20_3" text:outline-level="3"><text:s/>Startup Screen</text:h>
      <text:p text:style-name="Text_20_body">The startup screen shows the following information:</text:p>
      <text:list xml:id="list593354717" text:style-name="L5">
        <text:list-item>
          <text:p text:style-name="P21">program version and copyright</text:p>
        </text:list-item>
        <text:list-item>
          <text:p text:style-name="P21">tab key can be used for command and parameter completion</text:p>
        </text:list-item>
        <text:list-item>
          <text:p text:style-name="P21">basic help instructions</text:p>
        </text:list-item>
        <text:list-item>
          <text:p text:style-name="P21">basic statement instructions</text:p>
        </text:list-item>
      </text:list>
      <text:h text:style-name="Heading_20_3" text:outline-level="3"><text:s/>Command Line Editing</text:h>
      <text:p text:style-name="Text_20_body">The command lines are stored in a history buffer.</text:p>
      <text:p text:style-name="Text_20_body">Any previous command line (except a password parameter line) can be recalled and used again.</text:p>
      <text:p text:style-name="Text_20_body">Any command in the command buffer (current or recalled) can be edited. <text:s/>The default key settings are aligned with the emacs editor. <text:s/>Refer to the Yuma Tools User Manual for more details.</text:p>
      <text:h text:style-name="Heading_20_3" text:outline-level="3"><text:s/>Escape <text:span text:style-name="T4">C</text:span><text:span text:style-name="T1">ommands</text:span></text:h>
      <text:p text:style-name="Text_20_body">Not all parameters need to be entered at one time. <text:s/>If yangcli needs more information, based on the initial command line, then 1 or more missing parameters will be requested, in sequence.</text:p>
      <text:p text:style-name="Text_20_body">It is possible to get help, skip a parameter, <text:s/>or even cancel the entire command during one of these sub-command modes, by using an escape command. <text:s/>This is a 1 or 2 character command, followed by the 'enter' key (as usual to end a command).</text:p>
      <text:p text:style-name="Text_20_body"/>
      <text:p text:style-name="Table_20_Heading">Escape Command Summary</text:p>
      <text:p text:style-name="Table_20_Heading"/>
      <table:table table:name="escapecommands" table:style-name="escapecommands">
        <table:table-column table:style-name="escapecommands.A"/>
        <table:table-column table:style-name="escapecommands.B"/>
        <table:table-header-rows>
          <table:table-row>
            <table:table-cell table:style-name="escapecommands.A1" office:value-type="string">
              <text:p text:style-name="Table_20_Heading">command</text:p>
            </table:table-cell>
            <table:table-cell table:style-name="escapecommands.B1" office:value-type="string">
              <text:p text:style-name="Table_20_Heading">description</text:p>
            </table:table-cell>
          </table:table-row>
        </table:table-header-rows>
        <table:table-row>
          <table:table-cell table:style-name="escapecommands.A2" office:value-type="string">
            <text:p text:style-name="Table_20_Contents">?s</text:p>
          </table:table-cell>
          <table:table-cell table:style-name="escapecommands.B2" office:value-type="string">
            <text:p text:style-name="Table_20_Contents">skip the current parameter</text:p>
          </table:table-cell>
        </table:table-row>
        <table:table-row>
          <table:table-cell table:style-name="escapecommands.A2" office:value-type="string">
            <text:p text:style-name="Table_20_Contents">?c</text:p>
          </table:table-cell>
          <table:table-cell table:style-name="escapecommands.B2" office:value-type="string">
            <text:p text:style-name="Table_20_Contents">cancel the current command</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help</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full help</text:p>
          </table:table-cell>
        </table:table-row>
      </table:table>
      <text:p text:style-name="Text_20_body"/>
      <text:p text:style-name="Text_20_body">Using the '?s' command to skip a parameter may cause the &lt;rpc&gt; request to be invalid.</text:p>
      <text:p text:style-name="Text_20_body">Depending on the setting of the <text:span text:style-name="T1">--bad-data</text:span> configuration parameter, this may or may not be allowed. <text:s/>The default setting is to warn and confirm. <text:s/>This configuration parameter also affects parameter values that are invalid according to the YANG module definition.</text:p>
      <text:h text:style-name="Heading_20_2" text:outline-level="2"><text:s/>Getting Context Sensitive Help</text:h>
      <text:p text:style-name="Text_20_body"><text:soft-page-break/>The <text:span text:style-name="T1">yangcli</text:span> program provides context-sensitive help based on the current NETCONF session status and the set of YANG modules currently loaded.</text:p>
      <text:p text:style-name="Text_20_body">When a NETCONF session is active, the set of modules advertised in the &lt;hello&gt; message by the server will be used to generate help text, if available. <text:s/>The '<text:span text:style-name="T1">mgrload</text:span>' command can be used to force <text:span text:style-name="T1">yangcli</text:span> to use different or additional YANG modules.</text:p>
      <text:p text:style-name="Text_20_body">If the <text:span text:style-name="T1">yangcli</text:span> program does not have the advertised revision of a particular module available in the module search path, and the NETCONF server supports the standard &lt;get-schema&gt; operation, then the module will be retrieved from the server, and used just for that session.</text:p>
      <text:p text:style-name="Text_20_body">If any features or deviations are advertised for a YANG module, then they will be applied to the modules used just for the current session. <text:s/>The help text and the error checking done for the module will be based on this 'patched' module, not the 'plain' module specified in the capability URI string.</text:p>
      <text:h text:style-name="Heading_20_3" text:outline-level="3"><text:s/>Tab Key for Command Completion</text:h>
      <text:p text:style-name="Text_20_body">The 'tab' key can be used at any time to see a list of the possible completions that the command interpreter will accept. <text:s/>The list will be displayed for command names and some command parameters.</text:p>
      <text:p text:style-name="Text_20_body">When a NETCONF session is active, all the NETCONF operations will be available. <text:s/>Additional commands may also be available if the server advertised any YANG modules containing 'rpc' statements.</text:p>
      <text:h text:style-name="Heading_20_3" text:outline-level="3"><text:s/>The '?' and '??' Escape Sequences</text:h>
      <text:p text:style-name="Text_20_body">If a partial command is entered, or if a data structure is being filled, then the help escape sequences are available to get help about that parameter or data node. <text:s/>Use one question mark for help, and two question marks for maximum help.</text:p>
      <text:p text:style-name="Table_20_Heading">Help Escape Sequences</text:p>
      <text:p text:style-name="Table_20_Heading"/>
      <table:table table:name="helpescape" table:style-name="helpescape">
        <table:table-column table:style-name="helpescape.A"/>
        <table:table-column table:style-name="helpescape.B"/>
        <table:table-header-rows>
          <table:table-row>
            <table:table-cell table:style-name="helpescape.A1" office:value-type="string">
              <text:p text:style-name="Table_20_Heading">sequence</text:p>
            </table:table-cell>
            <table:table-cell table:style-name="helpescape.B1" office:value-type="string">
              <text:p text:style-name="Table_20_Heading">description</text:p>
            </table:table-cell>
          </table:table-row>
        </table:table-header-rows>
        <table:table-row>
          <table:table-cell table:style-name="helpescape.A2" office:value-type="string">
            <text:p text:style-name="Table_20_Contents">?</text:p>
          </table:table-cell>
          <table:table-cell table:style-name="helpescape.B2" office:value-type="string">
            <text:p text:style-name="Table_20_Contents">Print some help text, but not description statements and some other information.</text:p>
          </table:table-cell>
        </table:table-row>
        <table:table-row>
          <table:table-cell table:style-name="helpescape.A2" office:value-type="string">
            <text:p text:style-name="Table_20_Contents">??</text:p>
          </table:table-cell>
          <table:table-cell table:style-name="helpescape.B2" office:value-type="string">
            <text:p text:style-name="Table_20_Contents">Print maximum help text.</text:p>
          </table:table-cell>
        </table:table-row>
      </table:table>
      <text:p text:style-name="Text_20_body"/>
      <text:p text:style-name="Text_20_body">The following example shows the help text for the 'user' parameter for the 'connect' operation:</text:p>
      <text:p text:style-name="Example"/>
      <text:p text:style-name="Example">yangcli&gt; <text:span text:style-name="T1">connect</text:span> </text:p>
      <text:p text:style-name="Example"/>
      <text:p text:style-name="Example">Enter string value for leaf &lt;user&gt; </text:p>
      <text:p text:style-name="Example">yangcli:connect&gt; <text:span text:style-name="T1">? </text:span></text:p>
      <text:p text:style-name="Example"/>
      <text:p text:style-name="Example"><text:s text:c="3"/>leaf user [NcxUserName] </text:p>
      <text:p text:style-name="Example"><text:s text:c="6"/>length: 1..63 </text:p>
      <text:p text:style-name="Example"><text:s text:c="6"/>pattern: [a-z,A-Z][a-z,A-Z,0-9,\-,_,\.]{0,62} </text:p>
      <text:p text:style-name="Example"/>
      <text:p text:style-name="Example">Enter string value for leaf &lt;user&gt; </text:p>
      <text:p text:style-name="Example">yangcli:connect&gt; </text:p>
      <text:p text:style-name="Text_20_body">The type of object, its name, data type, and any restrictions, will be printed.</text:p>
      <text:p text:style-name="Text_20_body">After that, the previous prompt will be redisplayed.</text:p>
      <text:h text:style-name="Heading_20_3" text:outline-level="3"><text:soft-page-break/><text:s/>The 'help' Command</text:h>
      <text:p text:style-name="Text_20_body">The <text:span text:style-name="T1">help</text:span> command can be used to display all kinds of information about the <text:span text:style-name="T1">yangcli</text:span> program and the YANG data module contents in use at the time.</text:p>
      <text:p text:style-name="Table_20_Heading">Help Command Variants</text:p>
      <text:p text:style-name="Table_20_Heading"/>
      <table:table table:name="subhelp" table:style-name="subhelp">
        <table:table-column table:style-name="subhelp.A"/>
        <table:table-column table:style-name="subhelp.B"/>
        <table:table-header-rows>
          <table:table-row>
            <table:table-cell table:style-name="subhelp.A1" office:value-type="string">
              <text:p text:style-name="Table_20_Heading">command</text:p>
            </table:table-cell>
            <table:table-cell table:style-name="subhelp.B1" office:value-type="string">
              <text:p text:style-name="Table_20_Heading">description</text:p>
            </table:table-cell>
          </table:table-row>
        </table:table-header-rows>
        <table:table-row>
          <table:table-cell table:style-name="subhelp.A2" office:value-type="string">
            <text:p text:style-name="Table_20_Contents">help &lt;comand-name&gt;<text:line-break/>help command <text:line-break/> <text:s text:c="2"/>&lt;command-name&gt;</text:p>
          </table:table-cell>
          <table:table-cell table:style-name="subhelp.B2" office:value-type="string">
            <text:p text:style-name="Table_20_Contents">Display help for the specified yangcli command or YANG rpc statement.</text:p>
          </table:table-cell>
        </table:table-row>
        <table:table-row>
          <table:table-cell table:style-name="subhelp.A2" office:value-type="string">
            <text:p text:style-name="Table_20_Contents">help commands</text:p>
          </table:table-cell>
          <table:table-cell table:style-name="subhelp.B2" office:value-type="string">
            <text:p text:style-name="Table_20_Contents">Display help text for all commands.</text:p>
          </table:table-cell>
        </table:table-row>
        <table:table-row>
          <table:table-cell table:style-name="subhelp.A2" office:value-type="string">
            <text:p text:style-name="Table_20_Contents">help object &lt;object-name&gt;</text:p>
          </table:table-cell>
          <table:table-cell table:style-name="subhelp.B2" office:value-type="string">
            <text:p text:style-name="Table_20_Contents">Display help text for a YANG database top-level object (only if its module is available).</text:p>
          </table:table-cell>
        </table:table-row>
        <table:table-row>
          <table:table-cell table:style-name="subhelp.A2" office:value-type="string">
            <text:p text:style-name="Table_20_Contents">help notification <text:line-break/> <text:s/>&lt;notification-name&gt;</text:p>
          </table:table-cell>
          <table:table-cell table:style-name="subhelp.B2" office:value-type="string">
            <text:p text:style-name="Table_20_Contents">Display help text for a YANG notification event (only if its module is available).</text:p>
          </table:table-cell>
        </table:table-row>
        <table:table-row>
          <table:table-cell table:style-name="subhelp.A2" office:value-type="string">
            <text:p text:style-name="Table_20_Contents">help type &lt;type-name&gt;</text:p>
          </table:table-cell>
          <table:table-cell table:style-name="subhelp.B2" office:value-type="string">
            <text:p text:style-name="Table_20_Contents">Display help text for an exported YANG data type <text:s/>(only if its module is available).</text:p>
          </table:table-cell>
        </table:table-row>
      </table:table>
      <text:p text:style-name="Text_20_body"/>
      <text:p text:style-name="Text_20_body">Each of the help command variants also accepts a 'help-mode' parameter to control how much help text is displayed:</text:p>
      <text:p text:style-name="Table_20_Heading">Help Output Modes</text:p>
      <text:p text:style-name="Table_20_Heading"/>
      <table:table table:name="helpmodes" table:style-name="helpmodes">
        <table:table-column table:style-name="helpmodes.A"/>
        <table:table-column table:style-name="helpmodes.B"/>
        <table:table-header-rows>
          <table:table-row>
            <table:table-cell table:style-name="helpmodes.A1" office:value-type="string">
              <text:p text:style-name="Table_20_Heading">mode</text:p>
            </table:table-cell>
            <table:table-cell table:style-name="helpmodes.B1" office:value-type="string">
              <text:p text:style-name="Table_20_Heading">description</text:p>
            </table:table-cell>
          </table:table-row>
        </table:table-header-rows>
        <table:table-row>
          <table:table-cell table:style-name="helpmodes.A2" office:value-type="string">
            <text:p text:style-name="Table_20_Contents">--brief</text:p>
          </table:table-cell>
          <table:table-cell table:style-name="helpmodes.B2" office:value-type="string">
            <text:p text:style-name="Table_20_Contents">Display minimal help text.</text:p>
          </table:table-cell>
        </table:table-row>
        <table:table-row>
          <table:table-cell table:style-name="helpmodes.A2" office:value-type="string">
            <text:p text:style-name="Table_20_Contents">--normal</text:p>
          </table:table-cell>
          <table:table-cell table:style-name="helpmodes.B2" office:value-type="string">
            <text:p text:style-name="Table_20_Contents">Display a lot, but not always all the help text available (default mode).</text:p>
          </table:table-cell>
        </table:table-row>
        <table:table-row>
          <table:table-cell table:style-name="helpmodes.A2" office:value-type="string">
            <text:p text:style-name="Table_20_Contents">--full</text:p>
          </table:table-cell>
          <table:table-cell table:style-name="helpmodes.B2" office:value-type="string">
            <text:p text:style-name="Table_20_Contents">Display all available help text, including description statements.</text:p>
          </table:table-cell>
        </table:table-row>
      </table:table>
      <text:p text:style-name="Text_20_body"/>
      <text:p text:style-name="Text_20_body">The following table shows some valid help commands:</text:p>
      <text:p text:style-name="Text_20_body"/>
      <table:table table:name="helpexamples" table:style-name="helpexamples">
        <table:table-column table:style-name="helpexamples.A"/>
        <table:table-column table:style-name="helpexamples.B"/>
        <table:table-header-rows>
          <table:table-row>
            <table:table-cell table:style-name="helpexamples.A1" office:value-type="string">
              <text:p text:style-name="Table_20_Heading">command</text:p>
            </table:table-cell>
            <table:table-cell table:style-name="helpexamples.B1" office:value-type="string">
              <text:p text:style-name="Table_20_Heading">description</text:p>
            </table:table-cell>
          </table:table-row>
        </table:table-header-rows>
        <table:table-row>
          <table:table-cell table:style-name="helpexamples.A2" office:value-type="string">
            <text:p text:style-name="Table_20_Contents">help help</text:p>
          </table:table-cell>
          <table:table-cell table:style-name="helpexamples.B2" office:value-type="string">
            <text:p text:style-name="Table_20_Contents">Get normal help for the help command.</text:p>
          </table:table-cell>
        </table:table-row>
        <table:table-row>
          <table:table-cell table:style-name="helpexamples.A2" office:value-type="string">
            <text:p text:style-name="Table_20_Contents">help commands brief</text:p>
          </table:table-cell>
          <table:table-cell table:style-name="helpexamples.B2" office:value-type="string">
            <text:p text:style-name="Table_20_Contents">Get a 1 line description of each command.</text:p>
          </table:table-cell>
        </table:table-row>
        <table:table-row>
          <table:table-cell table:style-name="helpexamples.A2" office:value-type="string">
            <text:p text:style-name="Table_20_Contents">help object system full</text:p>
          </table:table-cell>
          <table:table-cell table:style-name="helpexamples.B2" office:value-type="string">
            <text:p text:style-name="Table_20_Contents">Get all available help for the /system container and all its descendant nodes.</text:p>
          </table:table-cell>
        </table:table-row>
        <table:table-row>
          <table:table-cell table:style-name="helpexamples.A2" office:value-type="string">
            <text:p text:style-name="Table_20_Contents">help type NcxIdentifier</text:p>
          </table:table-cell>
          <table:table-cell table:style-name="helpexamples.B2" office:value-type="string">
            <text:p text:style-name="Table_20_Contents">Get summary and description of the data type called 'NcxIdentifier'.</text:p>
          </table:table-cell>
        </table:table-row>
        <table:table-row>
          <table:table-cell table:style-name="helpexamples.A2" office:value-type="string">
            <text:p text:style-name="Table_20_Contents">help notification sysSessionStart</text:p>
          </table:table-cell>
          <table:table-cell table:style-name="helpexamples.B2" office:value-type="string">
            <text:p text:style-name="Table_20_Contents">Get a summary of the 'sysSessionStart' notification, and each of objects in its payload.</text:p>
          </table:table-cell>
        </table:table-row>
      </table:table>
      <text:p text:style-name="Text_20_body"/>
      <text:h text:style-name="Heading_20_2" text:outline-level="2"><text:s/>Start a NETCONF session</text:h>
      <text:p text:style-name="Text_20_body"><text:soft-page-break/>Each yangcli program instance can run 1 NETCONF session at a time.</text:p>
      <text:p text:style-name="Text_20_body">If no session is currently active, then the prompt will contain just the program name, indicating that the 'connect' command is available:</text:p>
      <text:p text:style-name="Example">yangcli&gt; </text:p>
      <text:h text:style-name="Heading_20_3" text:outline-level="3"><text:s/>The connect Command</text:h>
      <text:p text:style-name="Text_20_body">The 'connect' command is used to start a NETCONF session.</text:p>
      <text:p text:style-name="Text_20_body">There are 3 mandatory parameters for this command:</text:p>
      <text:list xml:id="list171966635" text:style-name="L6">
        <text:list-item>
          <text:p text:style-name="P22"><text:span text:style-name="T1">user</text:span>: the system (or SSH) user name to use</text:p>
        </text:list-item>
        <text:list-item>
          <text:p text:style-name="P22"><text:span text:style-name="T1">server</text:span>: the IP address or DNS name of the NETCONF server to use</text:p>
        </text:list-item>
        <text:list-item>
          <text:p text:style-name="P22"><text:span text:style-name="T1">password</text:span>: the password string to use</text:p>
        </text:list-item>
      </text:list>
      <text:p text:style-name="Text_20_body">Make sure you have a user name and password already configured on the NETCONF server.</text:p>
      <text:p text:style-name="Text_20_body">If a partial command is given, then yangcli will prompt for any missing mandatory parameters. <text:s/>In this example, the complete command is given at once:</text:p>
      <text:p text:style-name="Example">yangcli&gt; <text:span text:style-name="T1">connect server=localhost user=guest password=yangrocks</text:span></text:p>
      <text:p text:style-name="Text_20_body">After this command is entered, <text:span text:style-name="T1">yangcli</text:span> will generate some informational log messages to the screen.</text:p>
      <text:p text:style-name="Text_20_body">If the session is started successfully, a summary of the server session capabilities and available modules should be displayed. <text:s/>Also, the command prompt will change to indicate that a NETCONF session is currently active.</text:p>
      <text:p text:style-name="Example">yangcli guest@localhost&gt; </text:p>
      <text:p text:style-name="Text_20_body">At this point any command supported by the server can be entered, in addition to any <text:span text:style-name="T1">yangcli</text:span> command (except 'connect').</text:p>
      <text:h text:style-name="Heading_20_3" text:outline-level="3"><text:s/>Fixing Connection Problems</text:h>
      <text:p text:style-name="Text_20_body">If the session did not start correctly, check the error messages to fix the problem. <text:s/>Some common problems:</text:p>
      <text:list xml:id="list1633644359" text:style-name="L7">
        <text:list-item>
          <text:p text:style-name="P23">Make sure the <text:span text:style-name="T1">netconfd</text:span> program is running.</text:p>
        </text:list-item>
        <text:list-item>
          <text:p text:style-name="P23">Make sure the <text:span text:style-name="T1">netconf-subsystem</text:span> program is properly installed.</text:p>
        </text:list-item>
        <text:list-item>
          <text:p text:style-name="P23">Check if the SSH configuration contains the portion for NETCONF.</text:p>
        </text:list-item>
        <text:list-item>
          <text:p text:style-name="P23">If the SSH configuration looks correct, then try restarting the SSH server to make sure that configuration file is the one being used.</text:p>
        </text:list-item>
        <text:list-item>
          <text:p text:style-name="P23">If the SSH server seems to be running correctly, then check if any firewall or other security mechanism is blocking TCP port 830. <text:s/>If so, either enable TCP port 830, or <text:s/>enable port 22 on the NETCONF server (by restarting the server), and include 'port=22' in the 'connect' command parameters.</text:p>
        </text:list-item>
        <text:list-item>
          <text:p text:style-name="P23">If no firewall or other security measure is blocking TCP port 830, try to establish a normal SSH session with the server.</text:p>
        </text:list-item>
        <text:list-item>
          <text:p text:style-name="P23">If a normal SSH session works correctly, then check the log messages on the NETCONF server for more information.</text:p>
        </text:list-item>
      </text:list>
      <text:h text:style-name="Heading_20_2" text:outline-level="2"><text:s/>Enable Notification Delivery</text:h>
      <text:p text:style-name="Text_20_body"><text:soft-page-break/>In order to receive the 'toastDone' notification event, a notification subscription has to be enabled.</text:p>
      <text:p text:style-name="Text_20_body">A default NETCONF notification stream can be started with the 'create-subscription' command:</text:p>
      <text:p text:style-name="Example"/>
      <text:p text:style-name="Example">yangcli guest@localhost&gt; <text:span text:style-name="T1">create-subscription</text:span></text:p>
      <text:p text:style-name="Example"/>
      <text:p text:style-name="Example">RPC OK Reply 2 for session 1: </text:p>
      <text:p text:style-name="Example"/>
      <text:p text:style-name="Example">yangcli guest@localhost&gt; </text:p>
      <text:p text:style-name="Example"/>
      <text:p text:style-name="Text_20_body">Depending on other activity within the NETCONF server, it is possible other notification events, such as 'sysSessionStart' or 'sysSessionEnd' will be generated. <text:s/>Notifications are displayed in their entirety, but not during 'rpc reply output'. <text:s/>If a command is being entered, the notification will be displayed, and then the command line restored.</text:p>
      <text:h text:style-name="Heading_20_2" text:outline-level="2"><text:s/>Load the Toaster Module</text:h>
      <text:p text:style-name="Text_20_body">The toaster module is not a core system module, and is not available automatically.</text:p>
      <text:p text:style-name="Text_20_body">The module has to be explicitly loaded by the NETCONF client.</text:p>
      <text:p text:style-name="Text_20_body">To load the server-supported version of the toaster module, use the 'load' command:</text:p>
      <text:p text:style-name="Text_20_body"/>
      <text:p text:style-name="Example">yangcli guest@localhost&gt; <text:span text:style-name="T1">load toaster</text:span></text:p>
      <text:p text:style-name="Example"/>
      <text:p text:style-name="Example">RPC Data Reply 2 for session 1: </text:p>
      <text:p text:style-name="Example"/>
      <text:p text:style-name="Example">rpc-reply { </text:p>
      <text:p text:style-name="Example"><text:s text:c="3"/>mod-revision 2009-11-20 </text:p>
      <text:p text:style-name="Example">} </text:p>
      <text:p text:style-name="Example"/>
      <text:p text:style-name="Example">Incoming notification: </text:p>
      <text:p text:style-name="Example"><text:s text:c="3"/>notification { </text:p>
      <text:p text:style-name="Example"><text:s text:c="6"/>eventTime 2009-12-28T00:44:45Z </text:p>
      <text:p text:style-name="Example"><text:s text:c="6"/>sysCapabilityChange { </text:p>
      <text:p text:style-name="Example"><text:s text:c="9"/>changed-by { </text:p>
      <text:p text:style-name="Example"><text:s text:c="12"/>userName guest </text:p>
      <text:p text:style-name="Example"><text:s text:c="12"/>sessionId 1 </text:p>
      <text:p text:style-name="Example"><text:s text:c="12"/>remoteHost 127.0.0.1 </text:p>
      <text:p text:style-name="Example"><text:s text:c="9"/>} </text:p>
      <text:p text:style-name="Example"><text:s text:c="9"/>added-capability <text:line-break/> <text:s text:c="9"/>http://netconfcentral.com/ns/toaster?module=toaster&amp;revision=2009-11-20 </text:p>
      <text:p text:style-name="Example"><text:s text:c="6"/>} </text:p>
      <text:p text:style-name="Example"><text:s text:c="6"/>sequence-id 3 </text:p>
      <text:p text:style-name="Example"><text:s text:c="3"/>} </text:p>
      <text:p text:style-name="Example"/>
      <text:p text:style-name="Example"><text:soft-page-break/>yangcli guest@localhost&gt; </text:p>
      <text:p text:style-name="Example"/>
      <text:p text:style-name="Text_20_body">If the module was successfully loaded, then a data response will be sent, containing the revision date of the toaster module that was loaded. <text:s/>This response will be returned even if the module was already loaded.</text:p>
      <text:p text:style-name="Text_20_body">Note that the 'sysCapabilityChange' notification event will only be sent if the module has not already been loaded into the server. <text:s/>In this case, it was not advertised in the &lt;hello&gt; message for this session, and the toaster module needs to be loaded manually into yangcli with the 'mgrload' command:</text:p>
      <text:p text:style-name="Example"/>
      <text:p text:style-name="Example">yangcli guest@localhost&gt; <text:span text:style-name="T1">mgrload toaster</text:span></text:p>
      <text:p text:style-name="Example"/>
      <text:p text:style-name="Example">Load module 'toaster' OK</text:p>
      <text:p text:style-name="Example"/>
      <text:p text:style-name="Example">yangcli guest@localhost&gt; </text:p>
      <text:p text:style-name="Example"/>
      <text:h text:style-name="Heading_20_2" text:outline-level="2"><text:s/>Enable the Toaster</text:h>
      <text:p text:style-name="Text_20_body">Try to make some toast, using the 'make-toast' command:</text:p>
      <text:p text:style-name="Example"/>
      <text:p text:style-name="Example">yangcli guest@localhost&gt; <text:span text:style-name="T1">make-toast</text:span></text:p>
      <text:p text:style-name="Example"/>
      <text:p text:style-name="Example">RPC Error Reply 4 for session 1: </text:p>
      <text:p text:style-name="Example"/>
      <text:p text:style-name="Example">rpc-reply { </text:p>
      <text:p text:style-name="Example"><text:s text:c="3"/>rpc-error { </text:p>
      <text:p text:style-name="Example"><text:s text:c="6"/>error-type protocol </text:p>
      <text:p text:style-name="Example"><text:s text:c="6"/>error-tag resource-denied </text:p>
      <text:p text:style-name="Example"><text:s text:c="6"/>error-severity error </text:p>
      <text:p text:style-name="Example"><text:s text:c="6"/>error-app-tag no-access </text:p>
      <text:p text:style-name="Example"><text:s text:c="6"/>error-message 'resource denied' </text:p>
      <text:p text:style-name="Example"><text:s text:c="6"/>error-info { </text:p>
      <text:p text:style-name="Example"><text:s text:c="9"/>error-number 269 </text:p>
      <text:p text:style-name="Example"><text:s text:c="6"/>} </text:p>
      <text:p text:style-name="Example"><text:s text:c="3"/>} </text:p>
      <text:p text:style-name="Example">} </text:p>
      <text:p text:style-name="Example"/>
      <text:p text:style-name="Example">yangcli andy@localhost&gt; </text:p>
      <text:p text:style-name="Example"/>
      <text:p text:style-name="Text_20_body">What happened?</text:p>
      <text:p text:style-name="Text_20_body">A 'resource-denied' error was returned instead of 'OK', because the toaster service is not enabled yet. A node has to be created in the NETCONF database before the 'make-toast' command can be used.</text:p>
      <text:h text:style-name="Heading_20_3" text:outline-level="3"><text:s/>Lock the Databases</text:h>
      <text:p text:style-name="Text_20_body"><text:soft-page-break/>The first step is to lock the NETCONF databases for writing. <text:s/>Locks do not affect read operations.</text:p>
      <text:p text:style-name="Text_20_body">The yangcli program has a high-level command to deal with locking, called 'get-locks'. <text:s/>It will handle retries for any missing locks, until an overall timeout occurs or all the locks needed are acquired.</text:p>
      <text:p text:style-name="Example"/>
      <text:p text:style-name="Example">yangcli guest@localhost&gt;<text:span text:style-name="T1"> get-locks</text:span></text:p>
      <text:p text:style-name="Example"><text:span text:style-name="T1"/></text:p>
      <text:p text:style-name="Example">Sending &lt;lock&gt; operations for get-locks...</text:p>
      <text:p text:style-name="Example"></text:p>
      <text:p text:style-name="Example">get-locks finished OK</text:p>
      <text:p text:style-name="Example">yangcli guest@localhost&gt; </text:p>
      <text:p text:style-name="Example"/>
      <text:h text:style-name="Heading_20_3" text:outline-level="3"><text:s/>Create the toaster Container</text:h>
      <text:p text:style-name="Text_20_body">The toaster module uses a simple YANG 'presence' container to configure the toaster service.</text:p>
      <text:p text:style-name="Text_20_body">Once the /toaster container is created, the read-only nodes within that container will be maintained by the server, and the toaster service will be enabled.</text:p>
      <text:p text:style-name="Text_20_body">The first step is to create the /toaster node in the &lt;candidate&gt; configuration database:</text:p>
      <text:p text:style-name="Text_20_body"/>
      <text:p text:style-name="Example">yangcli guest@localhost&gt;<text:span text:style-name="T1"> create /toaster</text:span></text:p>
      <text:p text:style-name="Example"/>
      <text:p text:style-name="Example">Filling container /toaster: </text:p>
      <text:p text:style-name="Example">RPC OK Reply 5 for session 1: </text:p>
      <text:p text:style-name="Example"/>
      <text:p text:style-name="Example">yangcli andy@localhost&gt; </text:p>
      <text:p text:style-name="Example"/>
      <text:p text:style-name="Text_20_body">Now the /toaster node is created in the &lt;candidate&gt; database.</text:p>
      <text:p text:style-name="Text_20_body"/>
      <text:h text:style-name="Heading_20_3" text:outline-level="3"><text:s/>Save the Database Changes</text:h>
      <text:p text:style-name="Text_20_body">In order to activate these changes, the 'save' command needs to be issued.</text:p>
      <text:p text:style-name="Text_20_body">This is a high-level <text:span text:style-name="T1">yangcli</text:span> operation that issues the 'commit' or 'copy-config' operation, depending on the database target for the current session.</text:p>
      <text:p text:style-name="Example"/>
      <text:p text:style-name="Example">yangcli andy@localhost&gt; <text:span text:style-name="T1">save</text:span></text:p>
      <text:p text:style-name="Example"><text:s/></text:p>
      <text:p text:style-name="Example">Saving configuration to non-volative storage </text:p>
      <text:p text:style-name="Example">RPC OK Reply 6 for session 1: </text:p>
      <text:p text:style-name="Example"/>
      <text:p text:style-name="Example"/>
      <text:p text:style-name="Example">Incoming notification: </text:p>
      <text:p text:style-name="Example"><text:s text:c="3"/>notification { </text:p>
      <text:p text:style-name="Example"><text:soft-page-break/><text:s text:c="6"/>eventTime 2009-12-28T00:59:58Z </text:p>
      <text:p text:style-name="Example"><text:s text:c="6"/>sysConfigChange { </text:p>
      <text:p text:style-name="Example"><text:s text:c="9"/>userName guest </text:p>
      <text:p text:style-name="Example"><text:s text:c="9"/>sessionId 1 </text:p>
      <text:p text:style-name="Example"><text:s text:c="9"/>remoteHost 127.0.0.1 </text:p>
      <text:p text:style-name="Example"><text:s text:c="9"/>edit { </text:p>
      <text:p text:style-name="Example"><text:s text:c="12"/>target /toast:toaster </text:p>
      <text:p text:style-name="Example"><text:s text:c="12"/>operation create </text:p>
      <text:p text:style-name="Example"><text:s text:c="9"/>} </text:p>
      <text:p text:style-name="Example"><text:s text:c="6"/>} </text:p>
      <text:p text:style-name="Example"><text:s text:c="6"/>sequence-id 4 </text:p>
      <text:p text:style-name="Example"><text:s text:c="3"/>} </text:p>
      <text:p text:style-name="Example"/>
      <text:p text:style-name="Text_20_body">The 'RPC OK' message indicate that the server successfully saved the configuration.</text:p>
      <text:p text:style-name="Text_20_body">The 'sysConfigChange' notification indicates what was changed in the running configuration, and who made the change(s).</text:p>
      <text:p text:style-name="Text_20_body">The toaster server should now be enabled.</text:p>
      <text:h text:style-name="Heading_20_3" text:outline-level="3"><text:s/>Unlock the Databases</text:h>
      <text:p text:style-name="Text_20_body">The database locks need to be released as soon as possible after the edits are completed or discarded.</text:p>
      <text:p text:style-name="Text_20_body">The high-level command 'release-locks' must be used if 'get-locks' was used to acquire the database locks.</text:p>
      <text:p text:style-name="Example"/>
      <text:p text:style-name="Example">yangcli guest@localhost&gt; <text:span text:style-name="T1">release-locks</text:span></text:p>
      <text:p text:style-name="Example"></text:p>
      <text:p text:style-name="Example">Sending &lt;unlock&gt; operations for release-locks...</text:p>
      <text:p text:style-name="Example"></text:p>
      <text:p text:style-name="Example">yangcli guest@localhost&gt; </text:p>
      <text:p text:style-name="Example"/>
      <text:h text:style-name="Heading_20_2" text:outline-level="2"><text:s/>Get the Toaster State Information</text:h>
      <text:p text:style-name="Text_20_body">To discover the toaster model and its current status, the 'sget' or 'xget' commands can be used to retrieve just the toaster portion of the conceptual state data available on the server.</text:p>
      <text:p text:style-name="Text_20_body">The 'sget' command is high-level subtree filter handler for the &lt;get&gt; operation:</text:p>
      <text:p text:style-name="Example"/>
      <text:p text:style-name="Example">yangcli guest@localhost&gt; <text:span text:style-name="T1">sget /toaster</text:span></text:p>
      <text:p text:style-name="Example"/>
      <text:p text:style-name="Text_20_body">The 'xget' command is high-level XPath filter handler for the &lt;get&gt; operation. <text:s/>It is only available if the NETCONF server supports the <text:span text:style-name="T1">:xpath </text:span>capability (like <text:span text:style-name="T1">netconfd</text:span>).</text:p>
      <text:p text:style-name="Example"/>
      <text:p text:style-name="Example">yangcli guest@localhost&gt; <text:span text:style-name="T1">xget /toaster</text:span></text:p>
      <text:p text:style-name="Example"><text:soft-page-break/></text:p>
      <text:p text:style-name="Text_20_body">Both commands should return the same data:</text:p>
      <text:p text:style-name="Example"/>
      <text:p text:style-name="Example">Filling container /toaster: </text:p>
      <text:p text:style-name="Example">RPC Data Reply 7 for session 1: </text:p>
      <text:p text:style-name="Example"/>
      <text:p text:style-name="Example">rpc-reply { </text:p>
      <text:p text:style-name="Example"><text:s text:c="3"/>data { </text:p>
      <text:p text:style-name="Example"><text:s text:c="6"/>toaster { </text:p>
      <text:p text:style-name="Example"><text:s text:c="9"/>toasterManufacturer 'Acme, Inc.' </text:p>
      <text:p text:style-name="Example"><text:s text:c="9"/>toasterModelNumber 'Super Toastamatic 2000' </text:p>
      <text:p text:style-name="Example"><text:s text:c="9"/>toasterStatus up </text:p>
      <text:p text:style-name="Example"><text:s text:c="6"/>} </text:p>
      <text:p text:style-name="Example"><text:s text:c="3"/>} </text:p>
      <text:p text:style-name="Example">} </text:p>
      <text:p text:style-name="Example"/>
      <text:p text:style-name="Text_20_body">This data shows that the 'Super Toastamatic 2000' is ready to make toast!</text:p>
      <text:h text:style-name="Heading_20_2" text:outline-level="2"><text:s/>Start Making Toast</text:h>
      <text:p text:style-name="Text_20_body">Now that the toaster is enabled, the 'make-toast' command should work.</text:p>
      <text:p text:style-name="Text_20_body">Instead of using the default parameter values, let's make a frozen waffle a little less done than normal:</text:p>
      <text:p text:style-name="Example"/>
      <text:p text:style-name="Example">yangcli guest@localhost&gt; <text:span text:style-name="T1">make-toast toasterDoneness=4 toasterToastType=toast:frozen-waffle </text:span></text:p>
      <text:p text:style-name="Example"/>
      <text:p text:style-name="Example">RPC OK Reply 8 for session 1: </text:p>
      <text:p text:style-name="Example"/>
      <text:p text:style-name="Text_20_body">At this point the toaster timer is running, and the simulated waffle is cooking,</text:p>
      <text:p text:style-name="Text_20_body">After about 40 seconds, the 'toastDone' notification should be received:</text:p>
      <text:p text:style-name="Example"/>
      <text:p text:style-name="Example">Incoming notification: </text:p>
      <text:p text:style-name="Example"><text:s text:c="3"/>notification { </text:p>
      <text:p text:style-name="Example"><text:s text:c="6"/>eventTime 2009-12-29T01:20:05Z </text:p>
      <text:p text:style-name="Example"><text:s text:c="6"/>toastDone { </text:p>
      <text:p text:style-name="Example"><text:s text:c="9"/>toastStatus done </text:p>
      <text:p text:style-name="Example"><text:s text:c="6"/>} </text:p>
      <text:p text:style-name="Example"><text:s text:c="6"/>sequence-id 5 </text:p>
      <text:p text:style-name="Example"><text:s text:c="3"/>} </text:p>
      <text:p text:style-name="Example"/>
      <text:p text:style-name="Text_20_body">This 'toastDone' event shows that the toast was completed, and is ready to eat.</text:p>
      <text:h text:style-name="Heading_20_2" text:outline-level="2"><text:s/>Stop Making Toast</text:h>
      <text:p text:style-name="Text_20_body"><text:soft-page-break/>What if you change your mind, and want wheat toast instead of a waffle?</text:p>
      <text:p text:style-name="Text_20_body">Repeat the previous command (Control-P should recall the previous command):</text:p>
      <text:p text:style-name="Example"/>
      <text:p text:style-name="Example">yangcli guest@localhost&gt; <text:span text:style-name="T1">make-toast toasterDoneness=4 toasterToastType=toast:frozen-waffle </text:span></text:p>
      <text:p text:style-name="Example"/>
      <text:p text:style-name="Example">RPC OK Reply 9 for session 1: </text:p>
      <text:p text:style-name="Example"/>
      <text:p text:style-name="Text_20_body">Now enter the 'cancel-toast' command right away, before the waffle finishes:</text:p>
      <text:p text:style-name="Example"/>
      <text:p text:style-name="Example">yangcli guest@localhost&gt; <text:span text:style-name="T1">cancel-toast </text:span></text:p>
      <text:p text:style-name="Example"/>
      <text:p text:style-name="Example">RPC OK Reply 10 for session 1: </text:p>
      <text:p text:style-name="Example"/>
      <text:p text:style-name="Example"/>
      <text:p text:style-name="Example">Incoming notification: </text:p>
      <text:p text:style-name="Example"><text:s text:c="3"/>notification { </text:p>
      <text:p text:style-name="Example"><text:s text:c="6"/>eventTime 2009-12-29T01:24:36Z </text:p>
      <text:p text:style-name="Example"><text:s text:c="6"/>toastDone { </text:p>
      <text:p text:style-name="Example"><text:s text:c="9"/>toastStatus cancelled </text:p>
      <text:p text:style-name="Example"><text:s text:c="6"/>} </text:p>
      <text:p text:style-name="Example"><text:s text:c="6"/>sequence-id 6 </text:p>
      <text:p text:style-name="Example"><text:s text:c="3"/>} </text:p>
      <text:p text:style-name="Example"/>
      <text:p text:style-name="Text_20_body">This 'toastDone' event shows that the toast was cancelled.</text:p>
      <text:h text:style-name="Heading_20_2" text:outline-level="2"><text:s/>Close the NETCONF Session</text:h>
      <text:p text:style-name="Text_20_body">To close the NETCONF session, use the 'close-session' command:</text:p>
      <text:p text:style-name="Example"/>
      <text:p text:style-name="Example">yangcli guest@localhost&gt; <text:span text:style-name="T1">close-session</text:span> </text:p>
      <text:p text:style-name="Example"/>
      <text:p text:style-name="Example">RPC OK Reply 11 for session 1: </text:p>
      <text:p text:style-name="Example"/>
      <text:p text:style-name="Example">ses: session 1 shut by remote peer </text:p>
      <text:p text:style-name="Example">yangcli&gt; </text:p>
      <text:p text:style-name="Example"/>
      <text:p text:style-name="Text_20_body">Note that the prompt returned to the default form, once the session was dropped by the NETCONF server.</text:p>
      <text:p text:style-name="Text_20_body">The terminate the yangcli program, use the 'quit' command:</text:p>
      <text:p text:style-name="Example">yangcli&gt; <text:span text:style-name="T1">quit </text:span></text:p>
      <text:p text:style-name="Example"/>
      <text:p text:style-name="Example">mydir&gt; </text:p>
      <text:p text:style-name="Example"><text:soft-page-break/></text:p>
      <text:h text:style-name="Heading_20_1" text:outline-level="1"><text:s/>Advanced Topics</text:h>
      <text:p text:style-name="Text_20_body">This section introduces some advanced features of the NETCONF protocol and YANG data modeling language.</text:p>
      <text:p text:style-name="Text_20_body"/>
      <text:h text:style-name="Heading_20_2" text:outline-level="2"><text:s/>Data Retrieval</text:h>
      <text:h text:style-name="Heading_20_3" text:outline-level="3"><text:s/>Basic NETCONF Retrieval Operations</text:h>
      <text:p text:style-name="Text_20_body">The NETCONF protocol has 2 different retrieval operations:</text:p>
      <text:list xml:id="list485655121" text:style-name="L8">
        <text:list-item>
          <text:p text:style-name="P24"><text:span text:style-name="T1">&lt;get&gt;</text:span>: <text:s/>get state data and the running configuration database.</text:p>
        </text:list-item>
        <text:list-item>
          <text:p text:style-name="P24"><text:span text:style-name="T1">&lt;get-config&gt;</text:span>: get just the specified configuration database.</text:p>
        </text:list-item>
      </text:list>
      <text:p text:style-name="Text_20_body"/>
      <text:p text:style-name="Text_20_body">Each of these operations accepts a &lt;filter&gt; parameter, which has 2 forms:</text:p>
      <text:list xml:id="list1206192948" text:style-name="L9">
        <text:list-item>
          <text:p text:style-name="P25"><text:span text:style-name="T1">subtree filter:</text:span> retrieve just the subtrees in the database that match the XML subtrees in the filter.</text:p>
        </text:list-item>
        <text:list-item>
          <text:p text:style-name="P25"><text:span text:style-name="T1">XPath filter:</text:span> retrieve just the subtrees that match the result node set produced by evaluating the specified XPath expression against the database. <text:s/>This mode cannot be used unless the <text:span text:style-name="T1">:xpath</text:span> capability must be advertised by the server.</text:p>
        </text:list-item>
      </text:list>
      <text:p text:style-name="Text_20_body"/>
      <text:p text:style-name="Text_20_body">The <text:span text:style-name="T1">yangcli</text:span> program supports 3 different forms of each command:</text:p>
      <text:list xml:id="list1767402557" text:style-name="L10">
        <text:list-item>
          <text:p text:style-name="P26"><text:span text:style-name="T1">plain</text:span>: plain NETCONF operation with user-supplied filter</text:p>
        </text:list-item>
        <text:list-item>
          <text:p text:style-name="P26"><text:span text:style-name="T1">subtree</text:span>: XPath path expression or user variable is converted to XML for the &lt;filter&gt; parameter subtree XML.</text:p>
        </text:list-item>
        <text:list-item>
          <text:p text:style-name="P26"><text:span text:style-name="T1">xpath</text:span>: XPath path expression or user variable is converted to XML for the &lt;filter&gt; parameter 'select' XML attribute</text:p>
        </text:list-item>
      </text:list>
      <text:p text:style-name="Table_20_Heading">yangcli Retrieval Commands</text:p>
      <text:p text:style-name="Table_20_Heading"/>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mand</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header-rows>
        <table:table-row>
          <table:table-cell table:style-name="Table1.A2" office:value-type="string">
            <text:p text:style-name="P4">get</text:p>
          </table:table-cell>
          <table:table-cell table:style-name="Table1.A2" office:value-type="string">
            <text:p text:style-name="Table_20_Contents">plain &lt;get&gt; operation</text:p>
          </table:table-cell>
          <table:table-cell table:style-name="Table1.C2" office:value-type="string">
            <text:p text:style-name="Table_20_Contents">get with-defaults=trim</text:p>
          </table:table-cell>
        </table:table-row>
        <table:table-row>
          <table:table-cell table:style-name="Table1.A2" office:value-type="string">
            <text:p text:style-name="P4">get-config</text:p>
          </table:table-cell>
          <table:table-cell table:style-name="Table1.A2" office:value-type="string">
            <text:p text:style-name="Table_20_Contents">plain &lt;get-config&gt; operation</text:p>
          </table:table-cell>
          <table:table-cell table:style-name="Table1.C2" office:value-type="string">
            <text:p text:style-name="Table_20_Contents">get-config source=candidate</text:p>
          </table:table-cell>
        </table:table-row>
        <table:table-row>
          <table:table-cell table:style-name="Table1.A2" office:value-type="string">
            <text:p text:style-name="P4">sget</text:p>
          </table:table-cell>
          <table:table-cell table:style-name="Table1.A2" office:value-type="string">
            <text:p text:style-name="Table_20_Contents">&lt;get&gt; with a subtree filter</text:p>
          </table:table-cell>
          <table:table-cell table:style-name="Table1.C2" office:value-type="string">
            <text:p text:style-name="Table_20_Contents">sget /system</text:p>
          </table:table-cell>
        </table:table-row>
        <table:table-row>
          <table:table-cell table:style-name="Table1.A2" office:value-type="string">
            <text:p text:style-name="P4">sget-config</text:p>
          </table:table-cell>
          <table:table-cell table:style-name="Table1.A2" office:value-type="string">
            <text:p text:style-name="Table_20_Contents">&lt;get-config&gt; with a subtree filter</text:p>
          </table:table-cell>
          <table:table-cell table:style-name="Table1.C2" office:value-type="string">
            <text:p text:style-name="Table_20_Contents">sget-config source=running /nacm/rules <text:s text:c="2"/></text:p>
          </table:table-cell>
        </table:table-row>
        <table:table-row>
          <table:table-cell table:style-name="Table1.A2" office:value-type="string">
            <text:p text:style-name="P4">xget</text:p>
          </table:table-cell>
          <table:table-cell table:style-name="Table1.A2" office:value-type="string">
            <text:p text:style-name="Table_20_Contents">&lt;get&gt; with an XPath filter</text:p>
          </table:table-cell>
          <table:table-cell table:style-name="Table1.C2" office:value-type="string">
            <text:p text:style-name="Table_20_Contents">xget "//interface/counters"</text:p>
          </table:table-cell>
        </table:table-row>
        <table:table-row>
          <table:table-cell table:style-name="Table1.A2" office:value-type="string">
            <text:p text:style-name="P4">xget-config</text:p>
          </table:table-cell>
          <table:table-cell table:style-name="Table1.A2" office:value-type="string">
            <text:p text:style-name="Table_20_Contents">&lt;get-config&gt; with an XPath filter</text:p>
          </table:table-cell>
          <table:table-cell table:style-name="Table1.C2" office:value-type="string">
            <text:p text:style-name="Table_20_Contents">xget-config source=candidate "//interface[name='eth0']"</text:p>
          </table:table-cell>
        </table:table-row>
      </table:table>
      <text:p text:style-name="Text_20_body"/>
      <text:p text:style-name="Text_20_body"><text:soft-page-break/>The retrieval commands return an element named &lt;data&gt; containing the requested XML subtrees.</text:p>
      <text:p text:style-name="Text_20_body">If any identifier nodes (YANG key leafs) are needed to distinguish the data in the reply, they will be added as needed by the server. <text:s/>In the 'xget' example above, the &lt;name&gt; element for each interface would be returned, even though it was not directly requested by the XPath expression.</text:p>
      <text:h text:style-name="Heading_20_3" text:outline-level="3"><text:s/>Default Value Filtering</text:h>
      <text:p text:style-name="Text_20_body">The data will also be filtered according to the defaults handling behavior of the server, unless the &lt;with-defaults&gt; parameter is added to the command. <text:s/>This parameter is only supported if the server advertised the 'with-defaults' capability, <text:s/>If not, the client does not get any indication from the server what type of defaults filtering is being done (if any).</text:p>
      <text:p text:style-name="Text_20_body">There are 3 types of defaults filtering provided:</text:p>
      <text:list xml:id="list1955505346" text:style-name="L11">
        <text:list-item>
          <text:p text:style-name="P27"><text:span text:style-name="T1">report-all</text:span>: no filtering -- return all nodes even those the server might normally suppress because they are considerer to be default values by the server.</text:p>
        </text:list-item>
        <text:list-item>
          <text:p text:style-name="P27"><text:span text:style-name="T1">trim</text:span>: return all nodes except skip any leaf nodes that match the schema defined default value</text:p>
        </text:list-item>
        <text:list-item>
          <text:p text:style-name="P27"><text:span text:style-name="T1">explicit</text:span>: return all nodes that were set by the client or the server to some value, even if the value happens to be the schema defined default. <text:s/>This is normally the default behavior for the <text:span text:style-name="T1">netconfd</text:span> server.</text:p>
        </text:list-item>
      </text:list>
      <text:p text:style-name="Text_20_body"/>
      <text:p text:style-name="Text_20_body">The defaults handling behavior can be changed just for a specific NETCONF session, using the &lt;set-my-session&gt; operation. <text:s/>This is only available on the <text:span text:style-name="T1">netconfd</text:span> server.</text:p>
      <text:p text:style-name="Example"/>
      <text:p text:style-name="Example">yangcli guest@localhost&gt;<text:span text:style-name="T1"> set-my-session with-defaults=report-all </text:span></text:p>
      <text:p text:style-name="Example"/>
      <text:p text:style-name="Example">RPC OK Reply 12 for session 1: </text:p>
      <text:p text:style-name="Example"/>
      <text:p text:style-name="Example">yangcli guest@localhost&gt; </text:p>
      <text:p text:style-name="Example"/>
      <text:p text:style-name="Text_20_body">In this example, the 'basic' behavior is changed from 'explicit' to 'report-all', but just for session 1. <text:s/>This setting is temporary, and will not be remembered when the session is terminated. <text:s/>If the &lt;with-defaults&gt; parameter is present, it will be used instead of this value.</text:p>
      <text:h text:style-name="Heading_20_3" text:outline-level="3"><text:s/>Special Retrieval Operations</text:h>
      <text:p text:style-name="Text_20_body">Any YANG module can add new operations with the 'rpc' statement.</text:p>
      <text:p text:style-name="Text_20_body">New retrieval operations may also be added which are associated with a protocol capability.</text:p>
      <text:p text:style-name="Text_20_body">Just like any other data model content, the operator (or application) needs to understand the YANG file definitions, including the description statements, to understand how each custom retrieval operation works.</text:p>
      <text:p text:style-name="Text_20_body">There are 2 custom retrieval operations supported by <text:span text:style-name="T1">netconfd</text:span>:</text:p>
      <text:p text:style-name="Text_20_body"/>
      <text:p text:style-name="Table_20_Heading">Special Retrieval Operations</text:p>
      <text:p text:style-name="Table_20_Heading"/>
      <table:table table:name="customretrieval" table:style-name="customretrieval">
        <table:table-column table:style-name="customretrieval.A"/>
        <table:table-column table:style-name="customretrieval.B"/>
        <table:table-header-rows>
          <table:table-row>
            <table:table-cell table:style-name="customretrieval.A1" office:value-type="string">
              <text:p text:style-name="Table_20_Heading">operation</text:p>
            </table:table-cell>
            <table:table-cell table:style-name="customretrieval.B1" office:value-type="string">
              <text:p text:style-name="Table_20_Heading">description</text:p>
            </table:table-cell>
          </table:table-row>
        </table:table-header-rows>
        <table:table-row>
          <table:table-cell table:style-name="customretrieval.A2" office:value-type="string">
            <text:p text:style-name="P4">get-schema</text:p>
          </table:table-cell>
          <table:table-cell table:style-name="customretrieval.B2" office:value-type="string">
            <text:p text:style-name="Table_20_Contents">Retrieve the YANG or YIN source file for one <text:soft-page-break/>of the modules advertised by the server.<text:line-break/>This is a standard operation defined in the <text:span text:style-name="T1">ietf-netconf-monitoring</text:span> module.</text:p>
          </table:table-cell>
        </table:table-row>
        <table:table-row>
          <table:table-cell table:style-name="customretrieval.A2" office:value-type="string">
            <text:p text:style-name="P4">get-my-session</text:p>
          </table:table-cell>
          <table:table-cell table:style-name="customretrieval.B2" office:value-type="string">
            <text:p text:style-name="Table_20_Contents">Retrieve the customizable settings for my session. <text:s/>This is a proprietary operation defined in the <text:span text:style-name="T1">yuma-my-sessio</text:span>n module.</text:p>
          </table:table-cell>
        </table:table-row>
      </table:table>
      <text:p text:style-name="Text_20_body"/>
      <text:h text:style-name="Heading_20_2" text:outline-level="2"><text:s/>Notifications</text:h>
      <text:p text:style-name="Text_20_body">Notifications are used in NETCONF to send server event information to the client application.</text:p>
      <text:p text:style-name="Text_20_body">A session must request notifications with the 'create-subscription' command.</text:p>
      <text:p text:style-name="Text_20_body">Notifications are grouped into 'streams', but only the 'NETCONF' stream is defined at this time.</text:p>
      <text:p text:style-name="Text_20_body">A notification subscription request specifies the stream name (and perhaps more parameters).</text:p>
      <text:p text:style-name="Text_20_body">A NETCONF session on the netconfd server will never expire due to inactivity, while a notification subscription is active. <text:s/>This allows notification processing applications to maintain long-lived connections without worrying about a NETCONF timeout. <text:s/>Note that the SSH server may also be configured to drop idle SSH sessions, whether a notification subscription is active or not.</text:p>
      <text:h text:style-name="Heading_20_3" text:outline-level="3"><text:s/>Notification Contents</text:h>
      <text:p text:style-name="Text_20_body"/>
      <text:p text:style-name="Text_20_body"><draw:frame draw:style-name="fr1" draw:name="graphics1" text:anchor-type="paragraph" svg:width="6.239in" svg:height="4.8846in" draw:z-index="1"><draw:image xlink:href="Pictures/1000020100000257000001D53A0A2AD7.png" xlink:type="simple" xlink:show="embed" xlink:actuate="onLoad"/></draw:frame><text:soft-page-break/></text:p>
      <text:p text:style-name="Text_20_body">The 'notification' element is sent from the server to the client, if an event occurs, and the client has created a notification subscription.</text:p>
      <text:p text:style-name="Text_20_body">The child nodes of this element comprise the notification content, and it is divided into 3 sections:</text:p>
      <text:list xml:id="list964849063" text:style-name="L12">
        <text:list-item>
          <text:p text:style-name="P28"><text:span text:style-name="T1">event generation time-stamp</text:span>: This standard NETCONF leaf is always the first child element within the notification element.</text:p>
        </text:list-item>
        <text:list-item>
          <text:p text:style-name="P28"><text:span text:style-name="T1">event payload</text:span>: The module-specific event payload is represented as a container with the name of the notification. <text:s/>Any data nodes defined within the YANG notification statement appear (in order) as child nodes of the event type container.</text:p>
        </text:list-item>
        <text:list-item>
          <text:p text:style-name="P28"><text:span text:style-name="T1">proprietary extensions</text:span>: Zero or more vendor-specific elements may appear after the event payload element. For example, the monotonically increasing 'sequence-id' element is added to each notification saved in the <text:span text:style-name="T1">netconfd</text:span> event log.</text:p>
        </text:list-item>
      </text:list>
      <text:p text:style-name="Text_20_body"/>
      <text:h text:style-name="Heading_20_3" text:outline-level="3"><text:s/>Notification Replay</text:h>
      <text:p text:style-name="Text_20_body"><draw:frame draw:style-name="fr1" draw:name="graphics2" text:anchor-type="paragraph" svg:width="6.0819in" svg:height="4.7492in" draw:z-index="2"><draw:image xlink:href="Pictures/1000020100000248000001C879850C9A.png" xlink:type="simple" xlink:show="embed" xlink:actuate="onLoad"/></draw:frame><text:soft-page-break/></text:p>
      <text:p text:style-name="Text_20_body">The NETCONF server will maintain an ordered buffer of saved notification events, if the :notification-replay capability is supported by the server. <text:s/>For the <text:span text:style-name="T1">netconfd</text:span> server, this is a configurable feature, set by the <text:span text:style-name="T1">--eventlog-size</text:span> parameter.</text:p>
      <text:p text:style-name="Text_20_body">The <text:span text:style-name="T1">netconfd</text:span> default is to save the most recent 1000 notification events.</text:p>
      <text:p text:style-name="Text_20_body">Only system events are saved and are available for retrieval. <text:s/>The 'replayComplate' and 'subscriptionComplete' events are session-specific events, and are therefore not saved in the replay buffer.</text:p>
      <text:p text:style-name="Text_20_body">The 'create-subscription' command has 2 parameters to request that stored notifications be delivered to the client session:</text:p>
      <text:list xml:id="list1073471776" text:style-name="L13">
        <text:list-item>
          <text:p text:style-name="P29"><text:span text:style-name="T1">startTime</text:span>: the date (or date-and-time) to compare against the event generation time-stamp. <text:s/>Only notification events that occurred after this time are delivered.</text:p>
        </text:list-item>
        <text:list-item>
          <text:p text:style-name="P29"><text:span text:style-name="T1">stopTime</text:span>: the date (or date-and-time) to compare against the event generation time-stamp. <text:s/>Only notification events that occurred before this time are delivered. <text:s/>This parameter can specify a time in the future. <text:s/>When that time has passed, the subscription will be terminated. <text:s/>The stopTime does not cause the server to wait that period of time to generate an event. <text:s/>If the stopTime is in the past, then the subscription will terminate after all the matching event timestamps in the replay buffer have been delivered.</text:p>
        </text:list-item>
      </text:list>
      <text:p text:style-name="Text_20_body">Notifications are delivered in the order they are stored. <text:s/>Each new <text:span text:style-name="T1">netconfd</text:span> notification contains a monotonically increasing sequence-id (unsigned integer). <text:s/>This can be used to help determine if any configured notification filters are working as expected.</text:p>
      <text:h text:style-name="Heading_20_3" text:outline-level="3"><text:s/>The interleave capability</text:h>
      <text:p text:style-name="Text_20_body"><text:soft-page-break/>The <text:span text:style-name="T1">netconfd</text:span> server supports the :interleave capability, which means that all commands (except create-subscription) will be accepted by the server. <text:s/>The client should expect &lt;rpc-reply&gt; and &lt;notification&gt; messages. <text:s/>The server will always maintain proper message serialization. <text:s/>These messages will always be sent in their entirety, which may impact applications (e.g., a really long &lt;get&gt; response on the same session will delay notification delivery).</text:p>
      <text:p text:style-name="Text_20_body">If the NETCONF server does not support the :interleave capability, then it may only allow the &lt;close-session&gt; operation while the notification subscription is active. <text:s/>In this case, a new NETCONF session is required to perform any management operations.</text:p>
      <text:p text:style-name="Text_20_body">This special mode is only applicable while a notification subscription is active. <text:s/>It is possible for a replay subscription to terminate, without terminating the session as well. <text:s/>In this case, the 'notificationComplete' event will be generated, and the session will return to accepting all possible operations.</text:p>
      <text:h text:style-name="Heading_20_2" text:outline-level="2"><text:s/>Database Editing</text:h>
      <text:p text:style-name="Text_20_body">NETCONF supports multiple conceptual configuration databases. <text:s/>Only the 'running' database is actually active. <text:s/>All other databases are scratch-pad databases, or some other special-purpose off-line database.</text:p>
      <text:p text:style-name="Text_20_body">Every NETCONF server must allow arbitrary partial (and concurrent) editing to its configuration with the &lt;edit-config&gt; operation. <text:s/>Refer to the Yuma Tools User Manual for complete details on this NETCONF operation. <text:s/>The <text:span text:style-name="T1">yangcli</text:span> program has simplified editing commands, which are explained below.</text:p>
      <text:p text:style-name="Text_20_body">The &lt;config&gt; element within an &lt;edit-config&gt; PDU represents the 'root node' (/) in the path expression for each node in the conceptual database. <text:s/>Each top-level YANG object that is supported and configured will be represented as child nodes this root node. <text:s/>The conceptual database can be processed as an XML instance document with multiple top nodes (similar to XSLT rules).</text:p>
      <text:p text:style-name="Text_20_body">Database editing in NETCONF has several variants, but basically, it follows this simple procedure:</text:p>
      <text:list xml:id="list848354084" text:style-name="L14">
        <text:list-item>
          <text:p text:style-name="P30">Lock the database(s) that will be affected.</text:p>
        </text:list-item>
        <text:list-item>
          <text:p text:style-name="P30">Use &lt;edit-config&gt; or &lt;copy-config&gt; on the target database to make changes.</text:p>
        </text:list-item>
        <text:list-item>
          <text:p text:style-name="P30">Activate and save the database edits.</text:p>
        </text:list-item>
        <text:list-item>
          <text:p text:style-name="P30">Unlock the database(s) that were previously locked.</text:p>
        </text:list-item>
      </text:list>
      <text:p text:style-name="Text_20_body"/>
      <text:h text:style-name="Heading_20_3" text:outline-level="3"><text:s/>The Target Database</text:h>
      <text:p text:style-name="Text_20_body">Usually a NETCONF server supports the &lt;edit-config&gt; operation on only one database, which is either the candidate or the running database. <text:s/>This is called the 'target' database, which corresponds to the &lt;target&gt; parameter in the &lt;edit-config&gt; operation.</text:p>
      <text:p text:style-name="Text_20_body">If the target database is the candidate configuration, then the &lt;edit-config&gt; operation does not always cause all possible database validation checking to be done by the server. <text:s/>Since the candidate database is just a scratch-pad for (possibly) incremental edits, the server is not required to completely validate its contents. <text:s/>Instead, these 'final validation' tests are only required to be done when the &lt;commit&gt; operation is invoked.</text:p>
      <text:p text:style-name="Text_20_body">The <text:span text:style-name="T1">yangcli</text:span> program will automatically handle the target database management, based on the server capabilities reported each session, if the 'save' command is used. <text:s/>The manual procedure (&lt;commit&gt; and/or maybe &lt;copy-config&gt; operations) is also supported, but do not mix them within the same editing session.</text:p>
      <text:h text:style-name="Heading_20_3" text:outline-level="3"><text:s/>Database Locking</text:h>
      <text:p text:style-name="Text_20_body"><text:soft-page-break/>NETCONF supports database locking so a session can have exclusive write access to the configuration.</text:p>
      <text:p text:style-name="Text_20_body">These locks are intended to be short-lived, but there is no actual time limit on a lock. <text:s/>If the session terminates for any reason with any locks, they will be released automatically by the server.</text:p>
      <text:p text:style-name="Text_20_body">All the databases that are involved in the edit should be locked. <text:s/>This always includes the running database, and the candidate and startup databases, if they are supported by the server.</text:p>
      <text:p text:style-name="Text_20_body">The yangcli program has 2 special commands to handle all locking:</text:p>
      <text:list xml:id="list926080839" text:style-name="L15">
        <text:list-item>
          <text:p text:style-name="P31"><text:span text:style-name="T1">get-locks</text:span>: Wait until all database locks have been acquired or the timeout occurs</text:p>
        </text:list-item>
        <text:list-item>
          <text:p text:style-name="P31"><text:span text:style-name="T1">release-locks</text:span>: Rlease any locks that were obtained with get-locks</text:p>
        </text:list-item>
      </text:list>
      <text:p text:style-name="Text_20_body">Refer to the Yuma Tools User Manual for more details on these commands.</text:p>
      <text:h text:style-name="Heading_20_3" text:outline-level="3"><text:s/>Non-Volatile Storage</text:h>
      <text:p text:style-name="Text_20_body">The startup configuration is the conceptual database used on the next reboot of the NETCONF server. <text:s/>It is important to know whether the NETCONF server supports the :startup capability or not. <text:s/>If yes, then the operator must explicitly save the running database to non-volatile storage (the startup database), using the &lt;copy-config&gt; operation. <text:s/>If no, then the server will keep the running and startup databases synchronized.</text:p>
      <text:p text:style-name="Text_20_body">The <text:span text:style-name="T1">yangcli</text:span> program has a high-level 'save' command, used after the editing operations, that will automatically issue the correct protocol operations to complete the edit, and save the changes in non-volatile storage.</text:p>
      <text:p text:style-name="Text_20_body">The startup database is configurable in the <text:span text:style-name="T1">netconfd</text:span> server. <text:s/>The <text:span text:style-name="T1">--with-startup</text:span> configuration parameter controls whether the startup database will be used or not. The --startup parameter can be used to control the initial load of the running configuration in 3 different ways:</text:p>
      <text:list xml:id="list1433022989" text:style-name="L16">
        <text:list-item>
          <text:p text:style-name="P32"><text:span text:style-name="T1">no startup</text:span>: skip this step and just use factory defaults</text:p>
        </text:list-item>
        <text:list-item>
          <text:p text:style-name="P32"><text:span text:style-name="T1">default startup</text:span>: look for the default <text:span text:style-name="T1">startup-cfg.xml</text:span> file in the configured data path.</text:p>
        </text:list-item>
        <text:list-item>
          <text:p text:style-name="P32"><text:span text:style-name="T1">specific startup</text:span>: use a specified file, either absolute file-spec, or a relative path in the configured data path</text:p>
        </text:list-item>
      </text:list>
      <text:p text:style-name="Text_20_body">Refer to the Yuma Tools User Manual for more details on controlling non-volatile storage.</text:p>
      <text:h text:style-name="Heading_20_3" text:outline-level="3"><text:s/>Editing Commands</text:h>
      <text:p text:style-name="Text_20_body">The &lt;edit-config&gt; operation should be used make configuration changes. <text:s/>The &lt;copy-config&gt; operation can also be used, but this is a blunt hammer approach. <text:s/>Although the <text:span text:style-name="T1">netconfd</text:span> server will always analyze the edit request and only affect the nodes that actually changed, this is not a requirement in the standard.</text:p>
      <text:p text:style-name="Text_20_body">The &lt;edit-config&gt; operation allows the operator to have precise control of the server. <text:s/>These database edits are performed by the server using a combination of 3 factors:</text:p>
      <text:list xml:id="list1065281833" text:style-name="L17">
        <text:list-item>
          <text:p text:style-name="P33">The nodes that currently exist in the target database.</text:p>
        </text:list-item>
        <text:list-item>
          <text:p text:style-name="P33">The nodes that exist in the 'source' of the edits (either the inline &lt;config&gt; element or indirectly through the &lt;url&gt; element.</text:p>
        </text:list-item>
        <text:list-item>
          <text:p text:style-name="P33">The &lt;default-operation&gt; parameter and any XML attributes in the source XML elements (nc:operation attribute and YANG insert operation attributes).</text:p>
        </text:list-item>
      </text:list>
      <text:p text:style-name="Text_20_body">The <text:span text:style-name="T1">yangcli</text:span> program provides some high-level commands to automatically handle the complexity of the &lt;edit-config&gt; operation. <text:s/>These commands use XPath expressions and a series of interactive prompts (e.g., for the mandatory nodes and key leafs) to fill in the specified data structures, and construct an optimized NETCONF message.</text:p>
      <text:p text:style-name="Text_20_body"><text:soft-page-break/></text:p>
      <text:p text:style-name="Table_20_Heading">yangcli Editing Commands</text:p>
      <text:p text:style-name="Table_20_Heading"/>
      <table:table table:name="yangclieditops" table:style-name="yangclieditops">
        <table:table-column table:style-name="yangclieditops.A"/>
        <table:table-column table:style-name="yangclieditops.B"/>
        <table:table-header-rows>
          <table:table-row>
            <table:table-cell table:style-name="yangclieditops.A1" office:value-type="string">
              <text:p text:style-name="Table_20_Heading">command</text:p>
            </table:table-cell>
            <table:table-cell table:style-name="yangclieditops.B1" office:value-type="string">
              <text:p text:style-name="Table_20_Heading">description</text:p>
            </table:table-cell>
          </table:table-row>
        </table:table-header-rows>
        <table:table-row>
          <table:table-cell table:style-name="yangclieditops.A2" office:value-type="string">
            <text:p text:style-name="Table_20_Contents">create</text:p>
          </table:table-cell>
          <table:table-cell table:style-name="yangclieditops.B2" office:value-type="string">
            <text:p text:style-name="Table_20_Contents">Create a new sub-tree, only if it does not already exist</text:p>
          </table:table-cell>
        </table:table-row>
        <table:table-row>
          <table:table-cell table:style-name="yangclieditops.A2" office:value-type="string">
            <text:p text:style-name="Table_20_Contents">delete</text:p>
          </table:table-cell>
          <table:table-cell table:style-name="yangclieditops.B2" office:value-type="string">
            <text:p text:style-name="Table_20_Contents">Delete an existing sub-tree, only if it exists</text:p>
          </table:table-cell>
        </table:table-row>
        <table:table-row>
          <table:table-cell table:style-name="yangclieditops.A2" office:value-type="string">
            <text:p text:style-name="Table_20_Contents">merge</text:p>
          </table:table-cell>
          <table:table-cell table:style-name="yangclieditops.B2" office:value-type="string">
            <text:p text:style-name="Table_20_Contents">Merge the source sub-tree into the target sub-tree, keeping any existing nodes that are not explicitly contained in the source.</text:p>
          </table:table-cell>
        </table:table-row>
        <table:table-row>
          <table:table-cell table:style-name="yangclieditops.A2" office:value-type="string">
            <text:p text:style-name="Table_20_Contents">replace</text:p>
          </table:table-cell>
          <table:table-cell table:style-name="yangclieditops.B2" office:value-type="string">
            <text:p text:style-name="Table_20_Contents">Merge the source sub-tree into the target sub-tree, deleting any existing nodes that are not explicitly contained in the source. <text:s/>This is the mode used for the &lt;copy-config&gt; operation.</text:p>
          </table:table-cell>
        </table:table-row>
        <table:table-row>
          <table:table-cell table:style-name="yangclieditops.A2" office:value-type="string">
            <text:p text:style-name="Table_20_Contents">insert</text:p>
          </table:table-cell>
          <table:table-cell table:style-name="yangclieditops.B2" office:value-type="string">
            <text:p text:style-name="Table_20_Contents">Insert or move a YANG list or leaf-list entry</text:p>
          </table:table-cell>
        </table:table-row>
      </table:table>
      <text:p text:style-name="Text_20_body"/>
      <text:p text:style-name="Text_20_body">Refer to the Yuma Tools User Manual for details on these commands.</text:p>
      <text:h text:style-name="Heading_20_2" text:outline-level="2"><text:s/>Access Control</text:h>
      <text:p text:style-name="Text_20_body">The <text:span text:style-name="T1">netconfd</text:span> server can be configured to give precise access rights to each user (the SSH user name associated with the NETCONF session). <text:s/>Some important points to remember about access control:</text:p>
      <text:list xml:id="list193080072" text:style-name="L18">
        <text:list-item>
          <text:p text:style-name="P34">There are 3 types of access -- read, write, and execute.</text:p>
        </text:list-item>
        <text:list-item>
          <text:p text:style-name="P34">If a user does not have read access to some data, then it is silently omitted from the reply.</text:p>
        </text:list-item>
        <text:list-item>
          <text:p text:style-name="P34">The 'access-denied' error is not generated for read requests. <text:s/>It is only generated for write requests to the database, or &lt;rpc&gt; operation execution requests.</text:p>
        </text:list-item>
        <text:list-item>
          <text:p text:style-name="P34">An access request results in 1 of 2 outcomes: permit or deny</text:p>
        </text:list-item>
        <text:list-item>
          <text:p text:style-name="P34">The server resolves the access request by searching the access control rules. <text:s/>Either an explicit rule will apply, or the default access rights will be checked if no rule is found.</text:p>
        </text:list-item>
        <text:list-item>
          <text:p text:style-name="P34">The default access rights are configurable, but usually set as follows:</text:p>
          <text:list>
            <text:list-item>
              <text:p text:style-name="P34">read access is permitted</text:p>
            </text:list-item>
            <text:list-item>
              <text:p text:style-name="P34">write access is denied</text:p>
            </text:list-item>
            <text:list-item>
              <text:p text:style-name="P34">exec access is permitted</text:p>
            </text:list-item>
          </text:list>
        </text:list-item>
        <text:list-item>
          <text:p text:style-name="P34">The <text:span text:style-name="T1">nacm:secure</text:span> and <text:span text:style-name="T1">nacm:very-secure</text:span> extensions can be used by the YANG module author to override the default access rights, and deny access instead. <text:s/>For example, the &lt;reboot&gt; operation is not permitted by default.</text:p>
        </text:list-item>
        <text:list-item>
          <text:p text:style-name="P34">There is a configurable '<text:span text:style-name="T4">superuser</text:span>' user name. <text:s/>If desired, a specific user name will be considered the 'super user' and all access control will be bypassed for this user. <text:s/>By default, this is the name 'superuser', not 'root', since root login to the SSH server is not recommended.</text:p>
        </text:list-item>
      </text:list>
      <text:h text:style-name="Heading_20_2" text:outline-level="2"><text:s/>Variables</text:h>
      <text:p text:style-name="Text_20_body">The <text:span text:style-name="T1">yangcli</text:span> program supports variables for easier reuse and script-based operations.</text:p>
      <text:p text:style-name="Text_20_body">There are 2 types of variables:</text:p>
      <text:list xml:id="list1948413228" text:style-name="L19">
        <text:list-item>
          <text:p text:style-name="P35"><text:soft-page-break/><text:span text:style-name="T1">file variables</text:span>: the variable name is a file name, and the contents of the variable are stored in this file.</text:p>
        </text:list-item>
        <text:list-item>
          <text:p text:style-name="P35"><text:span text:style-name="T1">internal variables</text:span>: the variable name is just an internal identifier, and the contents of the variable are stored in memory</text:p>
        </text:list-item>
      </text:list>
      <text:p text:style-name="Text_20_body"/>
      <text:p text:style-name="Text_20_body">Variables are set with assignment statements. <text:s/>Here are some examples:</text:p>
      <text:p text:style-name="Example"/>
      <text:p text:style-name="Example">yangcli guest@localhost&gt;<text:span text:style-name="T1"> $$backup = get-config source=running</text:span></text:p>
      <text:p text:style-name="Example"><text:span text:style-name="T4">yangcli guest@localhost&gt;</text:span><text:span text:style-name="T1"> $$bad-data = "warn"</text:span></text:p>
      <text:p text:style-name="Example"><text:span text:style-name="T4">yangcli guest@localhost&gt;</text:span><text:span text:style-name="T1"> $itf = "//interface[name='eth0']"</text:span></text:p>
      <text:p text:style-name="Example"/>
      <text:p text:style-name="Text_20_body">Note that in order to assign a string value (e.g., $$bad-data = "warn" above), single or double quotes must be used. <text:s/>An unquoted string will be interpreted as a command name, not a simple string value.</text:p>
      <text:p text:style-name="Text_20_body"/>
      <text:p text:style-name="Text_20_body">Variables are referenced in a similar manner, except the variable is on the right-hand side of the equation. <text:s/>These commands are equivalent in this example:</text:p>
      <text:p text:style-name="Example"/>
      <text:p text:style-name="Example"><text:span text:style-name="T4">yangcli guest@localhost&gt;</text:span><text:span text:style-name="T1"> @myfile.xml = xget select=$itf</text:span></text:p>
      <text:p text:style-name="Example"><text:span text:style-name="T4">yangcli guest@localhost&gt;</text:span><text:span text:style-name="T1"> @myfile.xml = xget //interface[name='eth0']</text:span></text:p>
      <text:p text:style-name="Example"><text:span text:style-name="T1"/></text:p>
      <text:p text:style-name="P16">Complex variable substitution is also supported:</text:p>
      <text:p text:style-name="Example"/>
      <text:p text:style-name="Example"><text:span text:style-name="T4">yangcli guest@localhost&gt;</text:span><text:span text:style-name="T1"> copy-config source=$$backup target=candidate</text:span></text:p>
      <text:p text:style-name="Example"/>
      <text:p text:style-name="Text_20_body">Note that <text:span text:style-name="T1">yangcli</text:span> will attempt to figure out the structure of the parameter (e.g., 'source' and 'target' above), and adjust the NETCONF operation content. <text:s/>In the example above, since 'source' and 'target' are choices, the real nodes within the cases are examined, and the most appropriate case is selected. <text:s/>The 'source' parameter will contain an in-line &lt;config&gt; element with all the child nodes in the <text:line-break/><text:span text:style-name="T1">$$backup</text:span> variable, and the target parameter will <text:s/>contain an empty element named <text:span text:style-name="T1">&lt;candidate&gt;.</text:span></text:p>
      <text:p text:style-name="Text_20_body"><text:span text:style-name="T1"/></text:p>
      <text:p text:style-name="Text_20_body">There are several types of internal variables available in the <text:span text:style-name="T1">yangcli</text:span> program:</text:p>
      <text:list xml:id="list629893853" text:style-name="L20">
        <text:list-item>
          <text:p text:style-name="P36">read-only system variables ($$USER)</text:p>
        </text:list-item>
        <text:list-item>
          <text:p text:style-name="P36">read-write system variables ($$default-operation)</text:p>
        </text:list-item>
        <text:list-item>
          <text:p text:style-name="P36">global user variables, available at all 'runstack' levels ($$backup)</text:p>
        </text:list-item>
        <text:list-item>
          <text:p text:style-name="P36">local user variables available in the current 'runstack' level only ($itf)</text:p>
        </text:list-item>
      </text:list>
      <text:p text:style-name="Text_20_body"/>
      <text:p text:style-name="Text_20_body">The command 'show vars' can be used to see the current value of all program variables:</text:p>
      <text:p text:style-name="Example"/>
      <text:p text:style-name="Example">yangcli andy@localhost&gt; <text:span text:style-name="T1">show vars </text:span></text:p>
      <text:p text:style-name="Example"/>
      <text:p text:style-name="Example">No CLI variables </text:p>
      <text:p text:style-name="Example"/>
      <text:p text:style-name="Example"><text:soft-page-break/>Read-only system variables </text:p>
      <text:p text:style-name="Example"><text:s/></text:p>
      <text:p text:style-name="Example"><text:s text:c="3"/>HOME /home/guest</text:p>
      <text:p text:style-name="Example"><text:s text:c="3"/>HOSTNAME </text:p>
      <text:p text:style-name="Example"><text:s text:c="3"/>LANG en_US.UTF-8 </text:p>
      <text:p text:style-name="Example"><text:s text:c="3"/>PWD /home/guest</text:p>
      <text:p text:style-name="Example"><text:s text:c="3"/>SHELL /bin/bash </text:p>
      <text:p text:style-name="Example"><text:s text:c="3"/>USER guest </text:p>
      <text:p text:style-name="Example"><text:s text:c="3"/>YUMA_DATAPATH </text:p>
      <text:p text:style-name="Example"><text:s text:c="3"/>YUMA_HOME /home/guest/swdev/yuma/trunk/netconf </text:p>
      <text:p text:style-name="Example"><text:s text:c="3"/>YUMA_MODPATH </text:p>
      <text:p text:style-name="Example"><text:s text:c="3"/>YUMA_RUNPATH </text:p>
      <text:p text:style-name="Example"/>
      <text:p text:style-name="Example">Read-write system variables </text:p>
      <text:p text:style-name="Example"/>
      <text:p text:style-name="Example"><text:s text:c="3"/>autocomp true </text:p>
      <text:p text:style-name="Example"><text:s text:c="3"/>autoload true </text:p>
      <text:p text:style-name="Example"><text:s text:c="3"/>bad-data check </text:p>
      <text:p text:style-name="Example"><text:s text:c="3"/>default-module </text:p>
      <text:p text:style-name="Example"><text:s text:c="3"/>default-operation none </text:p>
      <text:p text:style-name="Example"><text:s text:c="3"/>display-mode plain </text:p>
      <text:p text:style-name="Example"><text:s text:c="3"/>error-option none </text:p>
      <text:p text:style-name="Example"><text:s text:c="3"/>fixorder true </text:p>
      <text:p text:style-name="Example"><text:s text:c="3"/>log-level info </text:p>
      <text:p text:style-name="Example"><text:s text:c="3"/>optional false </text:p>
      <text:p text:style-name="Example"><text:s text:c="3"/>server </text:p>
      <text:p text:style-name="Example"><text:s text:c="3"/>test-option none </text:p>
      <text:p text:style-name="Example"><text:s text:c="3"/>timeout 30 </text:p>
      <text:p text:style-name="Example"><text:s text:c="3"/>user guest</text:p>
      <text:p text:style-name="Example"><text:s text:c="3"/>with-defaults none </text:p>
      <text:p text:style-name="Example"/>
      <text:p text:style-name="Example">No global variables </text:p>
      <text:p text:style-name="Example"/>
      <text:p text:style-name="Example"/>
      <text:p text:style-name="Example">No local variables </text:p>
      <text:p text:style-name="Example"/>
      <text:p text:style-name="Example"/>
      <text:p text:style-name="Example">yangcli guest@localhost&gt; </text:p>
      <text:p text:style-name="Example"/>
      <text:p text:style-name="Text_20_body"/>
      <text:h text:style-name="Heading_20_2" text:outline-level="2"><text:s/>Scripts</text:h>
      <text:p text:style-name="Text_20_body"><text:soft-page-break/>Scripts are simply a collection of <text:span text:style-name="T1">yangcli</text:span> commands and/or assignment statements that are stored in a text file, instead of typed directly. <text:s/>Scripts can call other scripts (except loops are not allowed), and numbered parameters are available (e.g., --P1='fred' passed as parameter, the $1 expands to 'fred' inside the script).</text:p>
      <text:p text:style-name="Text_20_body">The $$YUMA_RUNPATH environment variable, or the --runpath configuration variable, can be used to set the directory path to look for script files. <text:s/>There is also a default path for finding files, explained in the Yuma Tools User Manual.</text:p>
      <text:p text:style-name="Text_20_body">The command '<text:span text:style-name="T1">list scripts</text:span>' can be used to show the potential script file available in the run path.</text:p>
      <text:p text:style-name="Text_20_body">The command '<text:span text:style-name="T1">run foo</text:span>' is used to invoke a script named 'foo' (with no file extension).</text:p>
      <text:p text:style-name="Text_20_body">If a command fails during a script, execution is halted right away and no more commands in the script are executed. <text:s/>If 'get-locks' was used, then any locks obtained will be automatically released. <text:s/>All script runstack levels will be canceled, not just the current script.</text:p>
      <text:p text:style-name="Text_20_body">Script syntax will be expanded in a future release to provide loops and conditional statements.</text:p>
      <text:h text:style-name="Heading_20_1" text:outline-level="1"><text:s/>toaster.yang</text:h>
      <text:p text:style-name="Text_20_body">The toaster.yang module is included here for reference.</text:p>
      <text:p text:style-name="Example"/>
      <text:p text:style-name="Example">module toaster {</text:p>
      <text:p text:style-name="Example"/>
      <text:p text:style-name="Example"><text:s text:c="4"/>namespace "http://netconfcentral.com/ns/toaster";</text:p>
      <text:p text:style-name="Example"/>
      <text:p text:style-name="Example"><text:s text:c="4"/>prefix "toast";</text:p>
      <text:p text:style-name="Example"/>
      <text:p text:style-name="Example"><text:s text:c="4"/>organization</text:p>
      <text:p text:style-name="Example"><text:s text:c="8"/>"Netconf Central, Inc.";</text:p>
      <text:p text:style-name="Example"/>
      <text:p text:style-name="Example"><text:s text:c="4"/>contact</text:p>
      <text:p text:style-name="Example"><text:s text:c="8"/>"Andy Bierman &lt;andy@netconfcentral.org&gt;";</text:p>
      <text:p text:style-name="Example"/>
      <text:p text:style-name="Example"><text:s text:c="4"/>description</text:p>
      <text:p text:style-name="Example"><text:s text:c="8"/>"YANG version of the TOASTER-MIB.";</text:p>
      <text:p text:style-name="Example"/>
      <text:p text:style-name="Example"/>
      <text:p text:style-name="Example"><text:s text:c="4"/>revision 2009-11-20 {</text:p>
      <text:p text:style-name="Example"><text:s text:c="8"/>description "Toaster module in progress.";</text:p>
      <text:p text:style-name="Example"><text:s text:c="4"/>}</text:p>
      <text:p text:style-name="Example"/>
      <text:p text:style-name="Example"><text:s text:c="4"/>identity toast-type {</text:p>
      <text:p text:style-name="Example"><text:s text:c="8"/>description</text:p>
      <text:p text:style-name="Example"><text:s text:c="10"/>"Base for all bread types supported by the toaster.</text:p>
      <text:p text:style-name="Example"><text:s text:c="11"/>New bread types not listed here nay be added in the </text:p>
      <text:p text:style-name="Example"><text:s text:c="11"/>future.";</text:p>
      <text:p text:style-name="Example"><text:s text:c="4"/>}</text:p>
      <text:p text:style-name="Example"><text:soft-page-break/></text:p>
      <text:p text:style-name="Example"><text:s text:c="4"/>identity white-bread {</text:p>
      <text:p text:style-name="Example"><text:s text:c="8"/>description</text:p>
      <text:p text:style-name="Example"><text:s text:c="10"/>"White bread.";</text:p>
      <text:p text:style-name="Example"><text:s text:c="8"/>base toast:toast-type;</text:p>
      <text:p text:style-name="Example"><text:s text:c="4"/>}</text:p>
      <text:p text:style-name="Example"/>
      <text:p text:style-name="Example"><text:s text:c="4"/>identity wheat-bread {</text:p>
      <text:p text:style-name="Example"><text:s text:c="8"/>description</text:p>
      <text:p text:style-name="Example"><text:s text:c="10"/>"Wheat bread.";</text:p>
      <text:p text:style-name="Example"><text:s text:c="8"/>base toast-type;</text:p>
      <text:p text:style-name="Example"><text:s text:c="4"/>}</text:p>
      <text:p text:style-name="Example"/>
      <text:p text:style-name="Example"><text:s text:c="4"/>identity wonder-bread {</text:p>
      <text:p text:style-name="Example"><text:s text:c="8"/>description</text:p>
      <text:p text:style-name="Example"><text:s text:c="10"/>"Wonder bread.";</text:p>
      <text:p text:style-name="Example"><text:s text:c="8"/>base toast-type;</text:p>
      <text:p text:style-name="Example"><text:s text:c="4"/>}</text:p>
      <text:p text:style-name="Example"/>
      <text:p text:style-name="Example"><text:s text:c="4"/>identity frozen-waffle {</text:p>
      <text:p text:style-name="Example"><text:s text:c="8"/>description</text:p>
      <text:p text:style-name="Example"><text:s text:c="10"/>"Frozen waffle.";</text:p>
      <text:p text:style-name="Example"><text:s text:c="8"/>base toast-type;</text:p>
      <text:p text:style-name="Example"><text:s text:c="4"/>}</text:p>
      <text:p text:style-name="Example"/>
      <text:p text:style-name="Example"><text:s text:c="4"/>identity frozen-bagel {</text:p>
      <text:p text:style-name="Example"><text:s text:c="8"/>description</text:p>
      <text:p text:style-name="Example"><text:s text:c="10"/>"Frozen bagel.";</text:p>
      <text:p text:style-name="Example"><text:s text:c="8"/>base toast-type;</text:p>
      <text:p text:style-name="Example"><text:s text:c="4"/>}</text:p>
      <text:p text:style-name="Example"/>
      <text:p text:style-name="Example"><text:s text:c="4"/>identity hash-brown {</text:p>
      <text:p text:style-name="Example"><text:s text:c="8"/>description</text:p>
      <text:p text:style-name="Example"><text:s text:c="10"/>"Hash browned potatos.";</text:p>
      <text:p text:style-name="Example"><text:s text:c="8"/>base toast-type;</text:p>
      <text:p text:style-name="Example"><text:s text:c="4"/>}</text:p>
      <text:p text:style-name="Example"/>
      <text:p text:style-name="Example"><text:s text:c="4"/>typedef DisplayString {</text:p>
      <text:p text:style-name="Example"><text:s text:c="8"/>description</text:p>
      <text:p text:style-name="Example"><text:s text:c="10"/>"YANG version of the SMIv2 DisplayString TEXTUAL-CONVENTION.";</text:p>
      <text:p text:style-name="Example"><text:s text:c="8"/>reference "RFC 2579, section 2.";</text:p>
      <text:p text:style-name="Example"><text:s text:c="8"/>type string {</text:p>
      <text:p text:style-name="Example"><text:s text:c="12"/>length "0 .. 255";</text:p>
      <text:p text:style-name="Example"><text:soft-page-break/><text:s text:c="8"/>}</text:p>
      <text:p text:style-name="Example"><text:s text:c="4"/>}</text:p>
      <text:p text:style-name="Example"/>
      <text:p text:style-name="Example"><text:s text:c="4"/>container toaster {</text:p>
      <text:p text:style-name="Example"><text:s text:c="8"/>presence</text:p>
      <text:p text:style-name="Example"><text:s text:c="10"/>"Indicates the toaster service is available";</text:p>
      <text:p text:style-name="Example"/>
      <text:p text:style-name="Example"><text:s text:c="8"/>description</text:p>
      <text:p text:style-name="Example"><text:s text:c="10"/>"Top-level container for all toaster database objects.";</text:p>
      <text:p text:style-name="Example"/>
      <text:p text:style-name="Example"><text:s text:c="8"/>leaf toasterManufacturer {</text:p>
      <text:p text:style-name="Example"><text:s text:c="12"/>type DisplayString;</text:p>
      <text:p text:style-name="Example"><text:s text:c="12"/>config false;</text:p>
      <text:p text:style-name="Example"><text:s text:c="12"/>mandatory true;</text:p>
      <text:p text:style-name="Example"><text:s text:c="12"/>description </text:p>
      <text:p text:style-name="Example"><text:s text:c="14"/>"The name of the toaster's manufacturer. For instance, </text:p>
      <text:p text:style-name="Example"><text:s text:c="16"/>Microsoft Toaster.";</text:p>
      <text:p text:style-name="Example"><text:s text:c="8"/>}</text:p>
      <text:p text:style-name="Example"><text:s/></text:p>
      <text:p text:style-name="Example"><text:s text:c="8"/>leaf toasterModelNumber {</text:p>
      <text:p text:style-name="Example"><text:s text:c="12"/>type DisplayString;</text:p>
      <text:p text:style-name="Example"><text:s text:c="12"/>config false;</text:p>
      <text:p text:style-name="Example"><text:s text:c="12"/>mandatory true;</text:p>
      <text:p text:style-name="Example"><text:s text:c="12"/>description</text:p>
      <text:p text:style-name="Example"><text:s text:c="14"/>"The name of the toaster's model. For instance,</text:p>
      <text:p text:style-name="Example"><text:s text:c="15"/>Radiant Automatic.";</text:p>
      <text:p text:style-name="Example"><text:s text:c="8"/>}</text:p>
      <text:p text:style-name="Example"/>
      <text:p text:style-name="Example"><text:s text:c="8"/>leaf toasterStatus {</text:p>
      <text:p text:style-name="Example"><text:s text:c="12"/>type enumeration {</text:p>
      <text:p text:style-name="Example"><text:s text:c="16"/>enum up {</text:p>
      <text:p text:style-name="Example"><text:s text:c="18"/>value 1;</text:p>
      <text:p text:style-name="Example"><text:s text:c="18"/>description</text:p>
      <text:p text:style-name="Example"><text:s text:c="20"/>"The toaster knob position is up.</text:p>
      <text:p text:style-name="Example"><text:s text:c="22"/>No toast is being made now.";</text:p>
      <text:p text:style-name="Example"><text:s text:c="16"/>}</text:p>
      <text:p text:style-name="Example"><text:s text:c="16"/>enum down {</text:p>
      <text:p text:style-name="Example"><text:s text:c="18"/>value 2;</text:p>
      <text:p text:style-name="Example"><text:s text:c="18"/>description</text:p>
      <text:p text:style-name="Example"><text:s text:c="20"/>"The toaster knob position is down.</text:p>
      <text:p text:style-name="Example"><text:s text:c="22"/>Toast is being made now.";</text:p>
      <text:p text:style-name="Example"/>
      <text:p text:style-name="Example"><text:s text:c="16"/>}</text:p>
      <text:p text:style-name="Example"><text:soft-page-break/><text:s text:c="12"/>}</text:p>
      <text:p text:style-name="Example"><text:s text:c="12"/>config false;</text:p>
      <text:p text:style-name="Example"><text:s text:c="12"/>mandatory true;</text:p>
      <text:p text:style-name="Example"><text:s text:c="12"/>description</text:p>
      <text:p text:style-name="Example"><text:s text:c="14"/>"This variable indicates the current state of </text:p>
      <text:p text:style-name="Example"><text:s text:c="15"/>the toaster.";</text:p>
      <text:p text:style-name="Example"><text:s text:c="8"/>}</text:p>
      <text:p text:style-name="Example"><text:s text:c="4"/>}</text:p>
      <text:p text:style-name="Example"/>
      <text:p text:style-name="Example"><text:s text:c="4"/>rpc make-toast {</text:p>
      <text:p text:style-name="Example"><text:s text:c="8"/>description</text:p>
      <text:p text:style-name="Example"><text:s text:c="10"/>"Make some toast.</text:p>
      <text:p text:style-name="Example"><text:s text:c="11"/>The toastDone notification will be sent when </text:p>
      <text:p text:style-name="Example"><text:s text:c="11"/>the toast is finished.</text:p>
      <text:p text:style-name="Example"><text:s text:c="11"/>An 'in-use' error will be returned if toast</text:p>
      <text:p text:style-name="Example"><text:s text:c="11"/>is already being made.</text:p>
      <text:p text:style-name="Example"><text:s text:c="11"/>A 'resource-denied' error will be returned </text:p>
      <text:p text:style-name="Example"><text:s text:c="11"/>if the toaster service is disabled.";</text:p>
      <text:p text:style-name="Example"><text:s text:c="8"/>input {</text:p>
      <text:p text:style-name="Example"><text:s text:c="12"/>leaf toasterDoneness {</text:p>
      <text:p text:style-name="Example"><text:s text:c="16"/>type uint32 {</text:p>
      <text:p text:style-name="Example"><text:s text:c="20"/>range "1 .. 10";</text:p>
      <text:p text:style-name="Example"><text:s text:c="16"/>}</text:p>
      <text:p text:style-name="Example"><text:s text:c="16"/>default 5;</text:p>
      <text:p text:style-name="Example"><text:s text:c="16"/>description</text:p>
      <text:p text:style-name="Example"><text:s text:c="18"/>"This variable controls how well-done is the </text:p>
      <text:p text:style-name="Example"><text:s text:c="19"/>ensuing toast. It should be on a scale of 1 to 10.</text:p>
      <text:p text:style-name="Example"><text:s text:c="19"/>Toast made at 10 generally is considered unfit </text:p>
      <text:p text:style-name="Example"><text:s text:c="19"/>for human consumption; toast made at 1 is warmed </text:p>
      <text:p text:style-name="Example"><text:s text:c="19"/>lightly.";</text:p>
      <text:p text:style-name="Example"><text:s text:c="12"/>}</text:p>
      <text:p text:style-name="Example"><text:s text:c="12"/>leaf toasterToastType {</text:p>
      <text:p text:style-name="Example"><text:s text:c="16"/>type identityref {</text:p>
      <text:p text:style-name="Example"><text:s text:c="20"/>base toast:toast-type;</text:p>
      <text:p text:style-name="Example"><text:s text:c="16"/>}</text:p>
      <text:p text:style-name="Example"><text:s text:c="16"/>default toast:wheat-bread;</text:p>
      <text:p text:style-name="Example"><text:s text:c="16"/>description</text:p>
      <text:p text:style-name="Example"><text:s text:c="18"/>"This variable informs the toaster of the type of </text:p>
      <text:p text:style-name="Example"><text:s text:c="19"/>material that is being toasted. The toaster </text:p>
      <text:p text:style-name="Example"><text:s text:c="19"/>uses this information, combined with </text:p>
      <text:p text:style-name="Example"><text:s text:c="19"/>toasterDoneness, to compute for how </text:p>
      <text:p text:style-name="Example"><text:s text:c="19"/>long the material must be toasted to achieve </text:p>
      <text:p text:style-name="Example"><text:s text:c="19"/>the required doneness.";</text:p>
      <text:p text:style-name="Example"><text:soft-page-break/><text:s text:c="12"/>}</text:p>
      <text:p text:style-name="Example"><text:s text:c="8"/>}</text:p>
      <text:p text:style-name="Example"><text:s text:c="4"/>}</text:p>
      <text:p text:style-name="Example"/>
      <text:p text:style-name="Example"><text:s text:c="4"/>rpc cancel-toast {</text:p>
      <text:p text:style-name="Example"><text:s text:c="8"/>description</text:p>
      <text:p text:style-name="Example"><text:s text:c="10"/>"Stop making toast, if any is being made.</text:p>
      <text:p text:style-name="Example"><text:s text:c="11"/>A 'resource-denied' error will be returned </text:p>
      <text:p text:style-name="Example"><text:s text:c="11"/>if the toaster service is disabled.";</text:p>
      <text:p text:style-name="Example"><text:s text:c="4"/>}</text:p>
      <text:p text:style-name="Example"/>
      <text:p text:style-name="Example"><text:s text:c="4"/>notification toastDone {</text:p>
      <text:p text:style-name="Example"><text:s text:c="8"/>description</text:p>
      <text:p text:style-name="Example"><text:s text:c="10"/>"Indicates that the toast in progress has completed.";</text:p>
      <text:p text:style-name="Example"/>
      <text:p text:style-name="Example"><text:s text:c="8"/>leaf toastStatus {</text:p>
      <text:p text:style-name="Example"><text:s text:c="11"/>description</text:p>
      <text:p text:style-name="Example"><text:s text:c="13"/>"Indicates the final toast status";</text:p>
      <text:p text:style-name="Example"><text:s text:c="11"/>type enumeration {</text:p>
      <text:p text:style-name="Example"><text:s text:c="15"/>enum done {</text:p>
      <text:p text:style-name="Example"><text:s text:c="18"/>description</text:p>
      <text:p text:style-name="Example"><text:s text:c="20"/>"The toast is done.";</text:p>
      <text:p text:style-name="Example"><text:s text:c="15"/>}</text:p>
      <text:p text:style-name="Example"><text:s text:c="15"/>enum cancelled {</text:p>
      <text:p text:style-name="Example"><text:s text:c="18"/>description</text:p>
      <text:p text:style-name="Example"><text:s text:c="20"/>"The toast was cancelled.";</text:p>
      <text:p text:style-name="Example"><text:s text:c="15"/>}</text:p>
      <text:p text:style-name="Example"><text:s text:c="15"/>enum error {</text:p>
      <text:p text:style-name="Example"><text:s text:c="18"/>description</text:p>
      <text:p text:style-name="Example"><text:s text:c="20"/>"The toaster service was disabled or</text:p>
      <text:p text:style-name="Example"><text:s text:c="21"/>the toaster is broken.";</text:p>
      <text:p text:style-name="Example"><text:s text:c="15"/>}</text:p>
      <text:p text:style-name="Example"><text:s text:c="12"/>}</text:p>
      <text:p text:style-name="Example"><text:s text:c="8"/>}</text:p>
      <text:p text:style-name="Example"><text:s text:c="4"/>}</text:p>
      <text:p text:style-name="Example"><text:s text:c="15"/></text:p>
      <text:p text:style-name="Example"><text:s text:c="23"/></text:p>
      <text:p text:style-name="Example">/*************************************************************</text:p>
      <text:p text:style-name="Example"/>
      <text:p text:style-name="Example"><text:s text:c="3"/>Original TOASTER-MIB</text:p>
      <text:p text:style-name="Example"/>
      <text:p text:style-name="Example">TOASTER-MIB DEFINITIONS ::= BEGIN</text:p>
      <text:p text:style-name="Example"/>
      <text:p text:style-name="Example"><text:soft-page-break/>IMPORTS</text:p>
      <text:p text:style-name="Example"><text:s text:c="8"/>enterprises</text:p>
      <text:p text:style-name="Example"><text:s text:c="16"/>FROM RFC1155-SMI</text:p>
      <text:p text:style-name="Example"><text:s text:c="8"/>OBJECT-TYPE</text:p>
      <text:p text:style-name="Example"><text:s text:c="16"/>FROM RFC-1212</text:p>
      <text:p text:style-name="Example"><text:s text:c="8"/>DisplayString</text:p>
      <text:p text:style-name="Example"><text:s text:c="16"/>FROM RFC-1213;</text:p>
      <text:p text:style-name="Example"/>
      <text:p text:style-name="Example">epilogue <text:s text:c="7"/>OBJECT IDENTIFIER ::= {enterprises 12}</text:p>
      <text:p text:style-name="Example">toaster <text:s text:c="8"/>OBJECT IDENTIFIER ::= {epilogue 2}</text:p>
      <text:p text:style-name="Example"/>
      <text:p text:style-name="Example"/>
      <text:p text:style-name="Example">toasterManufactur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anufacturer. For <text:s/>instance, </text:p>
      <text:p text:style-name="Example"><text:s text:c="10"/>Microsoft Toaster."</text:p>
      <text:p text:style-name="Example"><text:s text:c="2"/>::= {toaster 1}</text:p>
      <text:p text:style-name="Example"/>
      <text:p text:style-name="Example">toasterModelNumb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odel. For instance,</text:p>
      <text:p text:style-name="Example"><text:s text:c="10"/>Radiant Automatic."</text:p>
      <text:p text:style-name="Example"><text:s text:c="2"/>::= {toaster 2}</text:p>
      <text:p text:style-name="Example"/>
      <text:p text:style-name="Example">toasterControl OBJECT-TYPE</text:p>
      <text:p text:style-name="Example"><text:s text:c="2"/>SYNTAX <text:s/>INTEGER <text:s/>{up (1), down (2)}</text:p>
      <text:p text:style-name="Example"><text:s text:c="2"/>ACCESS <text:s/>read-write</text:p>
      <text:p text:style-name="Example"><text:s text:c="2"/>STATUS <text:s/>mandatory</text:p>
      <text:p text:style-name="Example"><text:s text:c="2"/>DESCRIPTION</text:p>
      <text:p text:style-name="Example"><text:s text:c="10"/>"This variable controls the current state of the toaster.</text:p>
      <text:p text:style-name="Example"><text:s text:c="11"/>To begin toasting, set it to down (2). To abort toasting </text:p>
      <text:p text:style-name="Example"><text:s text:c="10"/>(perhaps in the event of an emergency), set it to up (2)."</text:p>
      <text:p text:style-name="Example"><text:s text:c="2"/>::= {toaster 3}</text:p>
      <text:p text:style-name="Example"/>
      <text:p text:style-name="Example">toasterDoneness OBJECT-TYPE</text:p>
      <text:p text:style-name="Example"><text:s text:c="2"/>SYNTAX <text:s/>INTEGER (1..10)</text:p>
      <text:p text:style-name="Example"><text:s text:c="2"/>ACCESS <text:s/>read-write</text:p>
      <text:p text:style-name="Example"><text:soft-page-break/><text:s text:c="2"/>STATUS <text:s/>mandatory</text:p>
      <text:p text:style-name="Example"><text:s text:c="2"/>DESCRIPTION</text:p>
      <text:p text:style-name="Example"><text:s text:c="10"/>"This variable controls how well-done is the </text:p>
      <text:p text:style-name="Example"><text:s text:c="11"/>ensuing toast. It should be on a scale of 1 to 10.</text:p>
      <text:p text:style-name="Example"><text:s text:c="11"/>Toast made at 10 generally is considered unfit </text:p>
      <text:p text:style-name="Example"><text:s text:c="11"/>for human consumption; toast made at 1 is warmed </text:p>
      <text:p text:style-name="Example"><text:s text:c="11"/>lightly."</text:p>
      <text:p text:style-name="Example"><text:s text:c="2"/>::= {toaster 4}</text:p>
      <text:p text:style-name="Example"/>
      <text:p text:style-name="Example">toasterToastType OBJECT-TYPE</text:p>
      <text:p text:style-name="Example"><text:s text:c="2"/>SYNTAX <text:s/>INTEGER {</text:p>
      <text:p text:style-name="Example"><text:s text:c="20"/>white-bread (1),</text:p>
      <text:p text:style-name="Example"><text:s text:c="20"/>wheat-bread (2),</text:p>
      <text:p text:style-name="Example"><text:s text:c="20"/>wonder-bread (3),</text:p>
      <text:p text:style-name="Example"><text:s text:c="20"/>frozen-waffle (4),</text:p>
      <text:p text:style-name="Example"><text:s text:c="20"/>frozen-bagel (5),</text:p>
      <text:p text:style-name="Example"><text:s text:c="20"/>hash-brown (6),</text:p>
      <text:p text:style-name="Example"><text:s text:c="20"/>other (7)</text:p>
      <text:p text:style-name="Example"><text:s text:c="18"/>}</text:p>
      <text:p text:style-name="Example"><text:s text:c="2"/>ACCESS <text:s/>read-write</text:p>
      <text:p text:style-name="Example"><text:s text:c="2"/>STATUS <text:s/>mandatory</text:p>
      <text:p text:style-name="Example"><text:s text:c="2"/>DESCRIPTION</text:p>
      <text:p text:style-name="Example"><text:s text:c="10"/>"This variable informs the toaster of the type of </text:p>
      <text:p text:style-name="Example"><text:s text:c="11"/>material that is being toasted. The toaster </text:p>
      <text:p text:style-name="Example"><text:s text:c="11"/>uses this information, combined with </text:p>
      <text:p text:style-name="Example"><text:s text:c="11"/>toasterToastDoneness, to compute for how </text:p>
      <text:p text:style-name="Example"><text:s text:c="11"/>long the material must be toasted to achieve </text:p>
      <text:p text:style-name="Example"><text:s text:c="11"/>the required doneness."</text:p>
      <text:p text:style-name="Example"><text:s text:c="2"/>::= {toaster 5}</text:p>
      <text:p text:style-name="Example"/>
      <text:p text:style-name="Example">END</text:p>
      <text:p text:style-name="Example"/>
      <text:p text:style-name="Example">*************************************************************/</text:p>
      <text:p text:style-name="Example"/>
      <text:p text:style-name="Example">}</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Quickstart Guide</text:title></text:p>
      </style:header>
      <style:header-left>
        <text:p text:style-name="MP2"><text:title>Yuma Tools Quickstart Guide</text:title></text:p>
      </style:header-left>
      <style:footer>
        <text:p text:style-name="Footer">Page <text:page-number text:select-page="current">36</text:page-number><text:tab/><text:user-defined text:name="Info 1">Version 0.9.9</text:user-defined></text:p>
      </style:footer>
      <style:footer-left>
        <text:p text:style-name="Footer">Page <text:page-number text:select-page="current">36</text:page-number><text:tab/><text:user-defined text:name="Info 1">Version 0.9.9</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Tools Quickstart Guide</dc:title>
    <meta:creation-date>2009-12-25T13:49:56</meta:creation-date>
    <meta:editing-cycles>57</meta:editing-cycles>
    <meta:editing-duration>PT215H17M34S</meta:editing-duration>
    <meta:initial-creator>Andy Bierman</meta:initial-creator>
    <dc:date>2010-01-05T10:30:39</dc:date>
    <dc:creator>Andy Bierman</dc:creator>
    <meta:document-statistic meta:table-count="9" meta:image-count="3" meta:object-count="0" meta:page-count="38" meta:paragraph-count="958" meta:word-count="8501" meta:character-count="57787"/>
    <meta:user-defined meta:name="Info 1">Version 0.9.9</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